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88.89pt"/>
    </style:style>
    <style:style style:name="co4" style:family="table-column">
      <style:table-column-properties fo:break-before="auto" style:column-width="69.05pt"/>
    </style:style>
    <style:style style:name="co5" style:family="table-column">
      <style:table-column-properties fo:break-before="auto" style:column-width="45.21pt"/>
    </style:style>
    <style:style style:name="co6" style:family="table-column">
      <style:table-column-properties fo:break-before="auto" style:column-width="458.7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DcmXLx021_5f_Regmap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DcmXLx021_Regma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visibility="collapse" table:default-cell-style-name="Default"/>
        <table:table-column table:style-name="co2" table:number-columns-repeated="2" table:default-cell-style-name="Default"/>
        <table:table-column table:style-name="co2" table:visibility="collapse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visibility="collapse" table:default-cell-style-name="Default"/>
        <table:table-column table:style-name="co6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GE_ID</text:p>
          </table:table-cell>
          <table:table-cell table:style-name="ce1" office:value-type="string" calcext:value-type="string">
            <text:p>PAGE_ID [hex]</text:p>
          </table:table-cell>
          <table:table-cell table:style-name="ce1" office:value-type="string" calcext:value-type="string">
            <text:p>Addr</text:p>
          </table:table-cell>
          <table:table-cell table:style-name="ce1" office:value-type="string" calcext:value-type="string">
            <text:p>Addr [hex]</text:p>
          </table:table-cell>
          <table:table-cell table:style-name="ce1" office:value-type="string" calcext:value-type="string">
            <text:p>NumBytes</text:p>
          </table:table-cell>
          <table:table-cell table:style-name="ce1" office:value-type="string" calcext:value-type="string">
            <text:p>RegOffset</text:p>
          </table:table-cell>
          <table:table-cell table:style-name="ce1" office:value-type="string" calcext:value-type="string">
            <text:p>RegScale</text:p>
          </table:table-cell>
          <table:table-cell table:style-name="ce1" office:value-type="string" calcext:value-type="string">
            <text:p>ReadLen</text:p>
          </table:table-cell>
          <table:table-cell table:style-name="ce2" office:value-type="string" calcext:value-type="string">
            <text:p>ReadFlag</text:p>
          </table:table-cell>
          <table:table-cell table:style-name="ce2" office:value-type="string" calcext:value-type="string">
            <text:p>WriteFlag</text:p>
          </table:table-cell>
          <table:table-cell table:style-name="ce2" office:value-type="string" calcext:value-type="string">
            <text:p>TwosCompl</text:p>
          </table:table-cell>
          <table:table-cell table:style-name="ce1" office:value-type="string" calcext:value-type="string">
            <text:p>Default</text:p>
          </table:table-cell>
          <table:table-cell table:style-name="ce4" office:value-type="string" calcext:value-type="string">
            <text:p>Cod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AGE_ID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2];2)" office:value-type="string" office:string-value="0x00" calcext:value-type="string">
            <text:p>0x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D2];2)" office:value-type="string" office:string-value="0x00" calcext:value-type="string">
            <text:p>0x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const SpiCommand&quot; &amp; &quot; &quot; &amp; [.A2] &amp; &quot; = {&quot; &amp; [.C2] &amp; &quot;, &quot; &amp; [.E2] &amp; &quot;, &quot; &amp; [.J2] &amp; &quot;, &quot; &amp; [.K2] &amp; &quot;};&quot;" office:value-type="string" office:string-value="const SpiCommand PAGE_ID = {0x00, 0x00, true, false};" calcext:value-type="string">
            <text:p>const SpiCommand PAGE_ID = {0x00, 0x00, true, fals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EMP_OUT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3];2)" office:value-type="string" office:string-value="0x00" calcext:value-type="string">
            <text:p>0x0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D3];2)" office:value-type="string" office:string-value="0x02" calcext:value-type="string">
            <text:p>0x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1" office:value-type="float" office:value="32768" calcext:value-type="float">
            <text:p>32768</text:p>
          </table:table-cell>
          <table:table-cell table:formula="of:=&quot;const SpiCommand&quot; &amp; &quot; &quot; &amp; [.A3] &amp; &quot; = {&quot; &amp; [.C3] &amp; &quot;, &quot; &amp; [.E3] &amp; &quot;, &quot; &amp; [.J3] &amp; &quot;, &quot; &amp; [.K3] &amp; &quot;};&quot;" office:value-type="string" office:string-value="const SpiCommand TEMP_OUT = {0x00, 0x02, true, false};" calcext:value-type="string">
            <text:p>const SpiCommand TEMP_OUT = {0x00, 0x02, true, fals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PPLY_OUT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4];2)" office:value-type="string" office:string-value="0x00" calcext:value-type="string">
            <text:p>0x0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D4];2)" office:value-type="string" office:string-value="0x04" calcext:value-type="string">
            <text:p>0x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3223" calcext:value-type="float">
            <text:p>0.003223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1" office:value-type="float" office:value="32768" calcext:value-type="float">
            <text:p>32768</text:p>
          </table:table-cell>
          <table:table-cell table:formula="of:=&quot;const SpiCommand&quot; &amp; &quot; &quot; &amp; [.A4] &amp; &quot; = {&quot; &amp; [.C4] &amp; &quot;, &quot; &amp; [.E4] &amp; &quot;, &quot; &amp; [.J4] &amp; &quot;, &quot; &amp; [.K4] &amp; &quot;};&quot;" office:value-type="string" office:string-value="const SpiCommand SUPPLY_OUT = {0x00, 0x04, true, false};" calcext:value-type="string">
            <text:p>const SpiCommand SUPPLY_OUT = {0x00, 0x04, true, fals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FT_AVG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5];2)" office:value-type="string" office:string-value="0x00" calcext:value-type="string">
            <text:p>0x0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D5];2)" office:value-type="string" office:string-value="0x06" calcext:value-type="string">
            <text:p>0x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1" office:value-type="float" office:value="264" calcext:value-type="float">
            <text:p>264</text:p>
          </table:table-cell>
          <table:table-cell table:formula="of:=&quot;const SpiCommand&quot; &amp; &quot; &quot; &amp; [.A5] &amp; &quot; = {&quot; &amp; [.C5] &amp; &quot;, &quot; &amp; [.E5] &amp; &quot;, &quot; &amp; [.J5] &amp; &quot;, &quot; &amp; [.K5] &amp; &quot;};&quot;" office:value-type="string" office:string-value="const SpiCommand FFT_AVG1 = {0x00, 0x06, true, true};" calcext:value-type="string">
            <text:p>const SpiCommand FFT_AVG1 = {0x00, 0x06, tru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FT_AVG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6];2)" office:value-type="string" office:string-value="0x00" calcext:value-type="string">
            <text:p>0x0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&quot;0x&quot; &amp; DEC2HEX([.D6];2)" office:value-type="string" office:string-value="0x08" calcext:value-type="string">
            <text:p>0x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1" office:value-type="float" office:value="257" calcext:value-type="float">
            <text:p>257</text:p>
          </table:table-cell>
          <table:table-cell table:formula="of:=&quot;const SpiCommand&quot; &amp; &quot; &quot; &amp; [.A6] &amp; &quot; = {&quot; &amp; [.C6] &amp; &quot;, &quot; &amp; [.E6] &amp; &quot;, &quot; &amp; [.J6] &amp; &quot;, &quot; &amp; [.K6] &amp; &quot;};&quot;" office:value-type="string" office:string-value="const SpiCommand FFT_AVG2 = {0x00, 0x08, true, true};" calcext:value-type="string">
            <text:p>const SpiCommand FFT_AVG2 = {0x00, 0x08, tru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UF_PNTR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7];2)" office:value-type="string" office:string-value="0x00" calcext:value-type="string">
            <text:p>0x0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&quot;0x&quot; &amp; DEC2HEX([.D7];2)" office:value-type="string" office:string-value="0x0A" calcext:value-type="string">
            <text:p>0x0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7] &amp; &quot; = {&quot; &amp; [.C7] &amp; &quot;, &quot; &amp; [.E7] &amp; &quot;, &quot; &amp; [.J7] &amp; &quot;, &quot; &amp; [.K7] &amp; &quot;};&quot;" office:value-type="string" office:string-value="const SpiCommand BUF_PNTR = {0x00, 0x0A, true, true};" calcext:value-type="string">
            <text:p>const SpiCommand BUF_PNTR = {0x00, 0x0A, tru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REC_PNTR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8];2)" office:value-type="string" office:string-value="0x00" calcext:value-type="string">
            <text:p>0x00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&quot;0x&quot; &amp; DEC2HEX([.D8];2)" office:value-type="string" office:string-value="0x0C" calcext:value-type="string">
            <text:p>0x0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8] &amp; &quot; = {&quot; &amp; [.C8] &amp; &quot;, &quot; &amp; [.E8] &amp; &quot;, &quot; &amp; [.J8] &amp; &quot;, &quot; &amp; [.K8] &amp; &quot;};&quot;" office:value-type="string" office:string-value="const SpiCommand REC_PNTR = {0x00, 0x0C, true, true};" calcext:value-type="string">
            <text:p>const SpiCommand REC_PNTR = {0x00, 0x0C, tru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X_BUF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9];2)" office:value-type="string" office:string-value="0x00" calcext:value-type="string">
            <text:p>0x00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&quot;0x&quot; &amp; DEC2HEX([.D9];2)" office:value-type="string" office:string-value="0x0E" calcext:value-type="string">
            <text:p>0x0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907349" calcext:value-type="float">
            <text:p>0.001907349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1" office:value-type="float" office:value="32768" calcext:value-type="float">
            <text:p>32768</text:p>
          </table:table-cell>
          <table:table-cell table:formula="of:=&quot;const SpiCommand&quot; &amp; &quot; &quot; &amp; [.A9] &amp; &quot; = {&quot; &amp; [.C9] &amp; &quot;, &quot; &amp; [.E9] &amp; &quot;, &quot; &amp; [.J9] &amp; &quot;, &quot; &amp; [.K9] &amp; &quot;};&quot;" office:value-type="string" office:string-value="const SpiCommand X_BUF = {0x00, 0x0E, true, true};" calcext:value-type="string">
            <text:p>const SpiCommand X_BUF = {0x00, 0x0E, tru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Y_BUF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10];2)" office:value-type="string" office:string-value="0x00" calcext:value-type="string">
            <text:p>0x00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&quot;0x&quot; &amp; DEC2HEX([.D10];2)" office:value-type="string" office:string-value="0x10" calcext:value-type="string">
            <text:p>0x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907349" calcext:value-type="float">
            <text:p>0.001907349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1" office:value-type="float" office:value="32768" calcext:value-type="float">
            <text:p>32768</text:p>
          </table:table-cell>
          <table:table-cell table:formula="of:=&quot;const SpiCommand&quot; &amp; &quot; &quot; &amp; [.A10] &amp; &quot; = {&quot; &amp; [.C10] &amp; &quot;, &quot; &amp; [.E10] &amp; &quot;, &quot; &amp; [.J10] &amp; &quot;, &quot; &amp; [.K10] &amp; &quot;};&quot;" office:value-type="string" office:string-value="const SpiCommand Y_BUF = {0x00, 0x10, true, true};" calcext:value-type="string">
            <text:p>const SpiCommand Y_BUF = {0x00, 0x10, tru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Z_BUF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11];2)" office:value-type="string" office:string-value="0x00" calcext:value-type="string">
            <text:p>0x00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&quot;0x&quot; &amp; DEC2HEX([.D11];2)" office:value-type="string" office:string-value="0x12" calcext:value-type="string">
            <text:p>0x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907349" calcext:value-type="float">
            <text:p>0.001907349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1" office:value-type="float" office:value="32768" calcext:value-type="float">
            <text:p>32768</text:p>
          </table:table-cell>
          <table:table-cell table:formula="of:=&quot;const SpiCommand&quot; &amp; &quot; &quot; &amp; [.A11] &amp; &quot; = {&quot; &amp; [.C11] &amp; &quot;, &quot; &amp; [.E11] &amp; &quot;, &quot; &amp; [.J11] &amp; &quot;, &quot; &amp; [.K11] &amp; &quot;};&quot;" office:value-type="string" office:string-value="const SpiCommand Z_BUF = {0x00, 0x12, true, true};" calcext:value-type="string">
            <text:p>const SpiCommand Z_BUF = {0x00, 0x12, tru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X_ANULL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12];2)" office:value-type="string" office:string-value="0x00" calcext:value-type="string">
            <text:p>0x00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&quot;0x&quot; &amp; DEC2HEX([.D12];2)" office:value-type="string" office:string-value="0x14" calcext:value-type="string">
            <text:p>0x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907349" calcext:value-type="float">
            <text:p>0.001907349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12] &amp; &quot; = {&quot; &amp; [.C12] &amp; &quot;, &quot; &amp; [.E12] &amp; &quot;, &quot; &amp; [.J12] &amp; &quot;, &quot; &amp; [.K12] &amp; &quot;};&quot;" office:value-type="string" office:string-value="const SpiCommand X_ANULL = {0x00, 0x14, true, true};" calcext:value-type="string">
            <text:p>const SpiCommand X_ANULL = {0x00, 0x14, tru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Y_ANULL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13];2)" office:value-type="string" office:string-value="0x00" calcext:value-type="string">
            <text:p>0x00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&quot;0x&quot; &amp; DEC2HEX([.D13];2)" office:value-type="string" office:string-value="0x16" calcext:value-type="string">
            <text:p>0x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907349" calcext:value-type="float">
            <text:p>0.001907349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13] &amp; &quot; = {&quot; &amp; [.C13] &amp; &quot;, &quot; &amp; [.E13] &amp; &quot;, &quot; &amp; [.J13] &amp; &quot;, &quot; &amp; [.K13] &amp; &quot;};&quot;" office:value-type="string" office:string-value="const SpiCommand Y_ANULL = {0x00, 0x16, true, true};" calcext:value-type="string">
            <text:p>const SpiCommand Y_ANULL = {0x00, 0x16, tru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Z_ANULL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14];2)" office:value-type="string" office:string-value="0x00" calcext:value-type="string">
            <text:p>0x00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formula="of:=&quot;0x&quot; &amp; DEC2HEX([.D14];2)" office:value-type="string" office:string-value="0x18" calcext:value-type="string">
            <text:p>0x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907349" calcext:value-type="float">
            <text:p>0.001907349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14] &amp; &quot; = {&quot; &amp; [.C14] &amp; &quot;, &quot; &amp; [.E14] &amp; &quot;, &quot; &amp; [.J14] &amp; &quot;, &quot; &amp; [.K14] &amp; &quot;};&quot;" office:value-type="string" office:string-value="const SpiCommand Z_ANULL = {0x00, 0x18, true, true};" calcext:value-type="string">
            <text:p>const SpiCommand Z_ANULL = {0x00, 0x18, tru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REC_CTRL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15];2)" office:value-type="string" office:string-value="0x00" calcext:value-type="string">
            <text:p>0x00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formula="of:=&quot;0x&quot; &amp; DEC2HEX([.D15];2)" office:value-type="string" office:string-value="0x1A" calcext:value-type="string">
            <text:p>0x1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float" office:value="4353" calcext:value-type="float">
            <text:p>4353</text:p>
          </table:table-cell>
          <table:table-cell table:formula="of:=&quot;const SpiCommand&quot; &amp; &quot; &quot; &amp; [.A15] &amp; &quot; = {&quot; &amp; [.C15] &amp; &quot;, &quot; &amp; [.E15] &amp; &quot;, &quot; &amp; [.J15] &amp; &quot;, &quot; &amp; [.K15] &amp; &quot;};&quot;" office:value-type="string" office:string-value="const SpiCommand REC_CTRL = {0x00, 0x1A, true, true};" calcext:value-type="string">
            <text:p>const SpiCommand REC_CTRL = {0x00, 0x1A, tru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REC_PRD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16];2)" office:value-type="string" office:string-value="0x00" calcext:value-type="string">
            <text:p>0x00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formula="of:=&quot;0x&quot; &amp; DEC2HEX([.D16];2)" office:value-type="string" office:string-value="0x1E" calcext:value-type="string">
            <text:p>0x1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16] &amp; &quot; = {&quot; &amp; [.C16] &amp; &quot;, &quot; &amp; [.E16] &amp; &quot;, &quot; &amp; [.J16] &amp; &quot;, &quot; &amp; [.K16] &amp; &quot;};&quot;" office:value-type="string" office:string-value="const SpiCommand REC_PRD = {0x00, 0x1E, true, true};" calcext:value-type="string">
            <text:p>const SpiCommand REC_PRD = {0x00, 0x1E, tru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LM_F_LOW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17];2)" office:value-type="string" office:string-value="0x00" calcext:value-type="string">
            <text:p>0x00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formula="of:=&quot;0x&quot; &amp; DEC2HEX([.D17];2)" office:value-type="string" office:string-value="0x20" calcext:value-type="string">
            <text:p>0x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17] &amp; &quot; = {&quot; &amp; [.C17] &amp; &quot;, &quot; &amp; [.E17] &amp; &quot;, &quot; &amp; [.J17] &amp; &quot;, &quot; &amp; [.K17] &amp; &quot;};&quot;" office:value-type="string" office:string-value="const SpiCommand ALM_F_LOW = {0x00, 0x20, true, true};" calcext:value-type="string">
            <text:p>const SpiCommand ALM_F_LOW = {0x00, 0x20, tru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LM_F_HIGH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18];2)" office:value-type="string" office:string-value="0x00" calcext:value-type="string">
            <text:p>0x00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formula="of:=&quot;0x&quot; &amp; DEC2HEX([.D18];2)" office:value-type="string" office:string-value="0x22" calcext:value-type="string">
            <text:p>0x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18] &amp; &quot; = {&quot; &amp; [.C18] &amp; &quot;, &quot; &amp; [.E18] &amp; &quot;, &quot; &amp; [.J18] &amp; &quot;, &quot; &amp; [.K18] &amp; &quot;};&quot;" office:value-type="string" office:string-value="const SpiCommand ALM_F_HIGH = {0x00, 0x22, true, true};" calcext:value-type="string">
            <text:p>const SpiCommand ALM_F_HIGH = {0x00, 0x22, tru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LM_X_MAG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19];2)" office:value-type="string" office:string-value="0x00" calcext:value-type="string">
            <text:p>0x0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formula="of:=&quot;0x&quot; &amp; DEC2HEX([.D19];2)" office:value-type="string" office:string-value="0x24" calcext:value-type="string">
            <text:p>0x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19] &amp; &quot; = {&quot; &amp; [.C19] &amp; &quot;, &quot; &amp; [.E19] &amp; &quot;, &quot; &amp; [.J19] &amp; &quot;, &quot; &amp; [.K19] &amp; &quot;};&quot;" office:value-type="string" office:string-value="const SpiCommand ALM_X_MAG1 = {0x00, 0x24, true, true};" calcext:value-type="string">
            <text:p>const SpiCommand ALM_X_MAG1 = {0x00, 0x24, tru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LM_Y_MAG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20];2)" office:value-type="string" office:string-value="0x00" calcext:value-type="string">
            <text:p>0x00</text:p>
          </table:table-cell>
          <table:table-cell table:style-name="ce1" office:value-type="float" office:value="38" calcext:value-type="float">
            <text:p>38</text:p>
          </table:table-cell>
          <table:table-cell table:style-name="ce1" table:formula="of:=&quot;0x&quot; &amp; DEC2HEX([.D20];2)" office:value-type="string" office:string-value="0x26" calcext:value-type="string">
            <text:p>0x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20] &amp; &quot; = {&quot; &amp; [.C20] &amp; &quot;, &quot; &amp; [.E20] &amp; &quot;, &quot; &amp; [.J20] &amp; &quot;, &quot; &amp; [.K20] &amp; &quot;};&quot;" office:value-type="string" office:string-value="const SpiCommand ALM_Y_MAG1 = {0x00, 0x26, true, true};" calcext:value-type="string">
            <text:p>const SpiCommand ALM_Y_MAG1 = {0x00, 0x26, tru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LM_Z_MAG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21];2)" office:value-type="string" office:string-value="0x00" calcext:value-type="string">
            <text:p>0x00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formula="of:=&quot;0x&quot; &amp; DEC2HEX([.D21];2)" office:value-type="string" office:string-value="0x28" calcext:value-type="string">
            <text:p>0x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21] &amp; &quot; = {&quot; &amp; [.C21] &amp; &quot;, &quot; &amp; [.E21] &amp; &quot;, &quot; &amp; [.J21] &amp; &quot;, &quot; &amp; [.K21] &amp; &quot;};&quot;" office:value-type="string" office:string-value="const SpiCommand ALM_Z_MAG1 = {0x00, 0x28, true, true};" calcext:value-type="string">
            <text:p>const SpiCommand ALM_Z_MAG1 = {0x00, 0x28, tru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LM_X_MAG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22];2)" office:value-type="string" office:string-value="0x00" calcext:value-type="string">
            <text:p>0x00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formula="of:=&quot;0x&quot; &amp; DEC2HEX([.D22];2)" office:value-type="string" office:string-value="0x2A" calcext:value-type="string">
            <text:p>0x2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22] &amp; &quot; = {&quot; &amp; [.C22] &amp; &quot;, &quot; &amp; [.E22] &amp; &quot;, &quot; &amp; [.J22] &amp; &quot;, &quot; &amp; [.K22] &amp; &quot;};&quot;" office:value-type="string" office:string-value="const SpiCommand ALM_X_MAG2 = {0x00, 0x2A, true, true};" calcext:value-type="string">
            <text:p>const SpiCommand ALM_X_MAG2 = {0x00, 0x2A, tru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LM_Y_MAG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23];2)" office:value-type="string" office:string-value="0x00" calcext:value-type="string">
            <text:p>0x00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formula="of:=&quot;0x&quot; &amp; DEC2HEX([.D23];2)" office:value-type="string" office:string-value="0x2C" calcext:value-type="string">
            <text:p>0x2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23] &amp; &quot; = {&quot; &amp; [.C23] &amp; &quot;, &quot; &amp; [.E23] &amp; &quot;, &quot; &amp; [.J23] &amp; &quot;, &quot; &amp; [.K23] &amp; &quot;};&quot;" office:value-type="string" office:string-value="const SpiCommand ALM_Y_MAG2 = {0x00, 0x2C, true, true};" calcext:value-type="string">
            <text:p>const SpiCommand ALM_Y_MAG2 = {0x00, 0x2C, tru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LM_Z_MAG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24];2)" office:value-type="string" office:string-value="0x00" calcext:value-type="string">
            <text:p>0x00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formula="of:=&quot;0x&quot; &amp; DEC2HEX([.D24];2)" office:value-type="string" office:string-value="0x2E" calcext:value-type="string">
            <text:p>0x2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24] &amp; &quot; = {&quot; &amp; [.C24] &amp; &quot;, &quot; &amp; [.E24] &amp; &quot;, &quot; &amp; [.J24] &amp; &quot;, &quot; &amp; [.K24] &amp; &quot;};&quot;" office:value-type="string" office:string-value="const SpiCommand ALM_Z_MAG2 = {0x00, 0x2E, true, true};" calcext:value-type="string">
            <text:p>const SpiCommand ALM_Z_MAG2 = {0x00, 0x2E, tru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LM_PNTR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25];2)" office:value-type="string" office:string-value="0x00" calcext:value-type="string">
            <text:p>0x00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formula="of:=&quot;0x&quot; &amp; DEC2HEX([.D25];2)" office:value-type="string" office:string-value="0x30" calcext:value-type="string">
            <text:p>0x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25] &amp; &quot; = {&quot; &amp; [.C25] &amp; &quot;, &quot; &amp; [.E25] &amp; &quot;, &quot; &amp; [.J25] &amp; &quot;, &quot; &amp; [.K25] &amp; &quot;};&quot;" office:value-type="string" office:string-value="const SpiCommand ALM_PNTR = {0x00, 0x30, true, true};" calcext:value-type="string">
            <text:p>const SpiCommand ALM_PNTR = {0x00, 0x30, tru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LM_S_MAG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26];2)" office:value-type="string" office:string-value="0x00" calcext:value-type="string">
            <text:p>0x00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formula="of:=&quot;0x&quot; &amp; DEC2HEX([.D26];2)" office:value-type="string" office:string-value="0x32" calcext:value-type="string">
            <text:p>0x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26] &amp; &quot; = {&quot; &amp; [.C26] &amp; &quot;, &quot; &amp; [.E26] &amp; &quot;, &quot; &amp; [.J26] &amp; &quot;, &quot; &amp; [.K26] &amp; &quot;};&quot;" office:value-type="string" office:string-value="const SpiCommand ALM_S_MAG = {0x00, 0x32, true, true};" calcext:value-type="string">
            <text:p>const SpiCommand ALM_S_MAG = {0x00, 0x32, tru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LM_CTRL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27];2)" office:value-type="string" office:string-value="0x00" calcext:value-type="string">
            <text:p>0x00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formula="of:=&quot;0x&quot; &amp; DEC2HEX([.D27];2)" office:value-type="string" office:string-value="0x34" calcext:value-type="string">
            <text:p>0x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float" office:value="128" calcext:value-type="float">
            <text:p>128</text:p>
          </table:table-cell>
          <table:table-cell table:formula="of:=&quot;const SpiCommand&quot; &amp; &quot; &quot; &amp; [.A27] &amp; &quot; = {&quot; &amp; [.C27] &amp; &quot;, &quot; &amp; [.E27] &amp; &quot;, &quot; &amp; [.J27] &amp; &quot;, &quot; &amp; [.K27] &amp; &quot;};&quot;" office:value-type="string" office:string-value="const SpiCommand ALM_CTRL = {0x00, 0x34, true, true};" calcext:value-type="string">
            <text:p>const SpiCommand ALM_CTRL = {0x00, 0x34, tru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IO_CTRL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28];2)" office:value-type="string" office:string-value="0x00" calcext:value-type="string">
            <text:p>0x00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formula="of:=&quot;0x&quot; &amp; DEC2HEX([.D28];2)" office:value-type="string" office:string-value="0x36" calcext:value-type="string">
            <text:p>0x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float" office:value="15" calcext:value-type="float">
            <text:p>15</text:p>
          </table:table-cell>
          <table:table-cell table:formula="of:=&quot;const SpiCommand&quot; &amp; &quot; &quot; &amp; [.A28] &amp; &quot; = {&quot; &amp; [.C28] &amp; &quot;, &quot; &amp; [.E28] &amp; &quot;, &quot; &amp; [.J28] &amp; &quot;, &quot; &amp; [.K28] &amp; &quot;};&quot;" office:value-type="string" office:string-value="const SpiCommand DIO_CTRL = {0x00, 0x36, true, true};" calcext:value-type="string">
            <text:p>const SpiCommand DIO_CTRL = {0x00, 0x36, tru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LT_CTRL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29];2)" office:value-type="string" office:string-value="0x00" calcext:value-type="string">
            <text:p>0x00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formula="of:=&quot;0x&quot; &amp; DEC2HEX([.D29];2)" office:value-type="string" office:string-value="0x38" calcext:value-type="string">
            <text:p>0x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29] &amp; &quot; = {&quot; &amp; [.C29] &amp; &quot;, &quot; &amp; [.E29] &amp; &quot;, &quot; &amp; [.J29] &amp; &quot;, &quot; &amp; [.K29] &amp; &quot;};&quot;" office:value-type="string" office:string-value="const SpiCommand FILT_CTRL = {0x00, 0x38, true, true};" calcext:value-type="string">
            <text:p>const SpiCommand FILT_CTRL = {0x00, 0x38, tru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G_CNT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30];2)" office:value-type="string" office:string-value="0x00" calcext:value-type="string">
            <text:p>0x00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formula="of:=&quot;0x&quot; &amp; DEC2HEX([.D30];2)" office:value-type="string" office:string-value="0x3A" calcext:value-type="string">
            <text:p>0x3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float" office:value="29729" calcext:value-type="float">
            <text:p>29729</text:p>
          </table:table-cell>
          <table:table-cell table:formula="of:=&quot;const SpiCommand&quot; &amp; &quot; &quot; &amp; [.A30] &amp; &quot; = {&quot; &amp; [.C30] &amp; &quot;, &quot; &amp; [.E30] &amp; &quot;, &quot; &amp; [.J30] &amp; &quot;, &quot; &amp; [.K30] &amp; &quot;};&quot;" office:value-type="string" office:string-value="const SpiCommand AVG_CNT = {0x00, 0x3A, true, true};" calcext:value-type="string">
            <text:p>const SpiCommand AVG_CNT = {0x00, 0x3A, tru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IAG_STAT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31];2)" office:value-type="string" office:string-value="0x00" calcext:value-type="string">
            <text:p>0x00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formula="of:=&quot;0x&quot; &amp; DEC2HEX([.D31];2)" office:value-type="string" office:string-value="0x3C" calcext:value-type="string">
            <text:p>0x3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const SpiCommand&quot; &amp; &quot; &quot; &amp; [.A31] &amp; &quot; = {&quot; &amp; [.C31] &amp; &quot;, &quot; &amp; [.E31] &amp; &quot;, &quot; &amp; [.J31] &amp; &quot;, &quot; &amp; [.K31] &amp; &quot;};&quot;" office:value-type="string" office:string-value="const SpiCommand DIAG_STAT = {0x00, 0x3C, true, false};" calcext:value-type="string">
            <text:p>const SpiCommand DIAG_STAT = {0x00, 0x3C, true, fals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LOB_CMD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32];2)" office:value-type="string" office:string-value="0x00" calcext:value-type="string">
            <text:p>0x00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formula="of:=&quot;0x&quot; &amp; DEC2HEX([.D32];2)" office:value-type="string" office:string-value="0x3E" calcext:value-type="string">
            <text:p>0x3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const SpiCommand&quot; &amp; &quot; &quot; &amp; [.A32] &amp; &quot; = {&quot; &amp; [.C32] &amp; &quot;, &quot; &amp; [.E32] &amp; &quot;, &quot; &amp; [.J32] &amp; &quot;, &quot; &amp; [.K32] &amp; &quot;};&quot;" office:value-type="string" office:string-value="const SpiCommand GLOB_CMD = {0x00, 0x3E, false, true};" calcext:value-type="string">
            <text:p>const SpiCommand GLOB_CMD = {0x00, 0x3E, fals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LM_X_STAT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33];2)" office:value-type="string" office:string-value="0x00" calcext:value-type="string">
            <text:p>0x00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formula="of:=&quot;0x&quot; &amp; DEC2HEX([.D33];2)" office:value-type="string" office:string-value="0x40" calcext:value-type="string">
            <text:p>0x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33] &amp; &quot; = {&quot; &amp; [.C33] &amp; &quot;, &quot; &amp; [.E33] &amp; &quot;, &quot; &amp; [.J33] &amp; &quot;, &quot; &amp; [.K33] &amp; &quot;};&quot;" office:value-type="string" office:string-value="const SpiCommand ALM_X_STAT = {0x00, 0x40, true, false};" calcext:value-type="string">
            <text:p>const SpiCommand ALM_X_STAT = {0x00, 0x40, true, fals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LM_Y_STAT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34];2)" office:value-type="string" office:string-value="0x00" calcext:value-type="string">
            <text:p>0x00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formula="of:=&quot;0x&quot; &amp; DEC2HEX([.D34];2)" office:value-type="string" office:string-value="0x42" calcext:value-type="string">
            <text:p>0x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34] &amp; &quot; = {&quot; &amp; [.C34] &amp; &quot;, &quot; &amp; [.E34] &amp; &quot;, &quot; &amp; [.J34] &amp; &quot;, &quot; &amp; [.K34] &amp; &quot;};&quot;" office:value-type="string" office:string-value="const SpiCommand ALM_Y_STAT = {0x00, 0x42, true, false};" calcext:value-type="string">
            <text:p>const SpiCommand ALM_Y_STAT = {0x00, 0x42, true, fals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LM_Z_STAT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35];2)" office:value-type="string" office:string-value="0x00" calcext:value-type="string">
            <text:p>0x00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formula="of:=&quot;0x&quot; &amp; DEC2HEX([.D35];2)" office:value-type="string" office:string-value="0x44" calcext:value-type="string">
            <text:p>0x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35] &amp; &quot; = {&quot; &amp; [.C35] &amp; &quot;, &quot; &amp; [.E35] &amp; &quot;, &quot; &amp; [.J35] &amp; &quot;, &quot; &amp; [.K35] &amp; &quot;};&quot;" office:value-type="string" office:string-value="const SpiCommand ALM_Z_STAT = {0x00, 0x44, true, false};" calcext:value-type="string">
            <text:p>const SpiCommand ALM_Z_STAT = {0x00, 0x44, true, fals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LM_X_PEAK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36];2)" office:value-type="string" office:string-value="0x00" calcext:value-type="string">
            <text:p>0x00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formula="of:=&quot;0x&quot; &amp; DEC2HEX([.D36];2)" office:value-type="string" office:string-value="0x46" calcext:value-type="string">
            <text:p>0x4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36] &amp; &quot; = {&quot; &amp; [.C36] &amp; &quot;, &quot; &amp; [.E36] &amp; &quot;, &quot; &amp; [.J36] &amp; &quot;, &quot; &amp; [.K36] &amp; &quot;};&quot;" office:value-type="string" office:string-value="const SpiCommand ALM_X_PEAK = {0x00, 0x46, true, false};" calcext:value-type="string">
            <text:p>const SpiCommand ALM_X_PEAK = {0x00, 0x46, true, fals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LM_Y_PEAK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37];2)" office:value-type="string" office:string-value="0x00" calcext:value-type="string">
            <text:p>0x00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formula="of:=&quot;0x&quot; &amp; DEC2HEX([.D37];2)" office:value-type="string" office:string-value="0x48" calcext:value-type="string">
            <text:p>0x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37] &amp; &quot; = {&quot; &amp; [.C37] &amp; &quot;, &quot; &amp; [.E37] &amp; &quot;, &quot; &amp; [.J37] &amp; &quot;, &quot; &amp; [.K37] &amp; &quot;};&quot;" office:value-type="string" office:string-value="const SpiCommand ALM_Y_PEAK = {0x00, 0x48, true, false};" calcext:value-type="string">
            <text:p>const SpiCommand ALM_Y_PEAK = {0x00, 0x48, true, fals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LM_Z_PEAK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38];2)" office:value-type="string" office:string-value="0x00" calcext:value-type="string">
            <text:p>0x00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formula="of:=&quot;0x&quot; &amp; DEC2HEX([.D38];2)" office:value-type="string" office:string-value="0x4A" calcext:value-type="string">
            <text:p>0x4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38] &amp; &quot; = {&quot; &amp; [.C38] &amp; &quot;, &quot; &amp; [.E38] &amp; &quot;, &quot; &amp; [.J38] &amp; &quot;, &quot; &amp; [.K38] &amp; &quot;};&quot;" office:value-type="string" office:string-value="const SpiCommand ALM_Z_PEAK = {0x00, 0x4A, true, false};" calcext:value-type="string">
            <text:p>const SpiCommand ALM_Z_PEAK = {0x00, 0x4A, true, fals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IME_STAMP_L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39];2)" office:value-type="string" office:string-value="0x00" calcext:value-type="string">
            <text:p>0x00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formula="of:=&quot;0x&quot; &amp; DEC2HEX([.D39];2)" office:value-type="string" office:string-value="0x4C" calcext:value-type="string">
            <text:p>0x4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39] &amp; &quot; = {&quot; &amp; [.C39] &amp; &quot;, &quot; &amp; [.E39] &amp; &quot;, &quot; &amp; [.J39] &amp; &quot;, &quot; &amp; [.K39] &amp; &quot;};&quot;" office:value-type="string" office:string-value="const SpiCommand TIME_STAMP_L = {0x00, 0x4C, true, false};" calcext:value-type="string">
            <text:p>const SpiCommand TIME_STAMP_L = {0x00, 0x4C, true, fals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IME_STAMP_H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40];2)" office:value-type="string" office:string-value="0x00" calcext:value-type="string">
            <text:p>0x00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formula="of:=&quot;0x&quot; &amp; DEC2HEX([.D40];2)" office:value-type="string" office:string-value="0x4E" calcext:value-type="string">
            <text:p>0x4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40] &amp; &quot; = {&quot; &amp; [.C40] &amp; &quot;, &quot; &amp; [.E40] &amp; &quot;, &quot; &amp; [.J40] &amp; &quot;, &quot; &amp; [.K40] &amp; &quot;};&quot;" office:value-type="string" office:string-value="const SpiCommand TIME_STAMP_H = {0x00, 0x4E, true, false};" calcext:value-type="string">
            <text:p>const SpiCommand TIME_STAMP_H = {0x00, 0x4E, true, false};</text:p>
          </table:table-cell>
          <table:table-cell table:number-columns-repeated="1010"/>
        </table:table-row>
        <table:table-row table:style-name="ro1" table:visibility="collapse">
          <table:table-cell table:style-name="ce1" office:value-type="string" calcext:value-type="string">
            <text:p>RSVD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80" calcext:value-type="float">
            <text:p>80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REV_DAY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42];2)" office:value-type="string" office:string-value="0x00" calcext:value-type="string">
            <text:p>0x00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formula="of:=&quot;0x&quot; &amp; DEC2HEX([.D42];2)" office:value-type="string" office:string-value="0x52" calcext:value-type="string">
            <text:p>0x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const SpiCommand&quot; &amp; &quot; &quot; &amp; [.A42] &amp; &quot; = {&quot; &amp; [.C42] &amp; &quot;, &quot; &amp; [.E42] &amp; &quot;, &quot; &amp; [.J42] &amp; &quot;, &quot; &amp; [.K42] &amp; &quot;};&quot;" office:value-type="string" office:string-value="const SpiCommand REV_DAY = {0x00, 0x52, true, false};" calcext:value-type="string">
            <text:p>const SpiCommand REV_DAY = {0x00, 0x52, true, fals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YEAR_MON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43];2)" office:value-type="string" office:string-value="0x00" calcext:value-type="string">
            <text:p>0x00</text:p>
          </table:table-cell>
          <table:table-cell table:style-name="ce1" office:value-type="float" office:value="84" calcext:value-type="float">
            <text:p>84</text:p>
          </table:table-cell>
          <table:table-cell table:style-name="ce1" table:formula="of:=&quot;0x&quot; &amp; DEC2HEX([.D43];2)" office:value-type="string" office:string-value="0x54" calcext:value-type="string">
            <text:p>0x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const SpiCommand&quot; &amp; &quot; &quot; &amp; [.A43] &amp; &quot; = {&quot; &amp; [.C43] &amp; &quot;, &quot; &amp; [.E43] &amp; &quot;, &quot; &amp; [.J43] &amp; &quot;, &quot; &amp; [.K43] &amp; &quot;};&quot;" office:value-type="string" office:string-value="const SpiCommand YEAR_MON = {0x00, 0x54, true, false};" calcext:value-type="string">
            <text:p>const SpiCommand YEAR_MON = {0x00, 0x54, true, fals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ROD_ID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44];2)" office:value-type="string" office:string-value="0x00" calcext:value-type="string">
            <text:p>0x00</text:p>
          </table:table-cell>
          <table:table-cell table:style-name="ce1" office:value-type="float" office:value="86" calcext:value-type="float">
            <text:p>86</text:p>
          </table:table-cell>
          <table:table-cell table:style-name="ce1" table:formula="of:=&quot;0x&quot; &amp; DEC2HEX([.D44];2)" office:value-type="string" office:string-value="0x56" calcext:value-type="string">
            <text:p>0x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const SpiCommand&quot; &amp; &quot; &quot; &amp; [.A44] &amp; &quot; = {&quot; &amp; [.C44] &amp; &quot;, &quot; &amp; [.E44] &amp; &quot;, &quot; &amp; [.J44] &amp; &quot;, &quot; &amp; [.K44] &amp; &quot;};&quot;" office:value-type="string" office:string-value="const SpiCommand PROD_ID = {0x00, 0x56, true, true};" calcext:value-type="string">
            <text:p>const SpiCommand PROD_ID = {0x00, 0x56, tru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ERIAL_ID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45];2)" office:value-type="string" office:string-value="0x00" calcext:value-type="string">
            <text:p>0x00</text:p>
          </table:table-cell>
          <table:table-cell table:style-name="ce1" office:value-type="float" office:value="88" calcext:value-type="float">
            <text:p>88</text:p>
          </table:table-cell>
          <table:table-cell table:style-name="ce1" table:formula="of:=&quot;0x&quot; &amp; DEC2HEX([.D45];2)" office:value-type="string" office:string-value="0x58" calcext:value-type="string">
            <text:p>0x5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const SpiCommand&quot; &amp; &quot; &quot; &amp; [.A45] &amp; &quot; = {&quot; &amp; [.C45] &amp; &quot;, &quot; &amp; [.E45] &amp; &quot;, &quot; &amp; [.J45] &amp; &quot;, &quot; &amp; [.K45] &amp; &quot;};&quot;" office:value-type="string" office:string-value="const SpiCommand SERIAL_ID = {0x00, 0x58, true, true};" calcext:value-type="string">
            <text:p>const SpiCommand SERIAL_ID = {0x00, 0x58, tru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USER_SCRATCH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46];2)" office:value-type="string" office:string-value="0x00" calcext:value-type="string">
            <text:p>0x00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formula="of:=&quot;0x&quot; &amp; DEC2HEX([.D46];2)" office:value-type="string" office:string-value="0x5A" calcext:value-type="string">
            <text:p>0x5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const SpiCommand&quot; &amp; &quot; &quot; &amp; [.A46] &amp; &quot; = {&quot; &amp; [.C46] &amp; &quot;, &quot; &amp; [.E46] &amp; &quot;, &quot; &amp; [.J46] &amp; &quot;, &quot; &amp; [.K46] &amp; &quot;};&quot;" office:value-type="string" office:string-value="const SpiCommand USER_SCRATCH = {0x00, 0x5A, true, true};" calcext:value-type="string">
            <text:p>const SpiCommand USER_SCRATCH = {0x00, 0x5A, tru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REC_FLSH_CNT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47];2)" office:value-type="string" office:string-value="0x00" calcext:value-type="string">
            <text:p>0x00</text:p>
          </table:table-cell>
          <table:table-cell table:style-name="ce1" office:value-type="float" office:value="92" calcext:value-type="float">
            <text:p>92</text:p>
          </table:table-cell>
          <table:table-cell table:style-name="ce1" table:formula="of:=&quot;0x&quot; &amp; DEC2HEX([.D47];2)" office:value-type="string" office:string-value="0x5C" calcext:value-type="string">
            <text:p>0x5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const SpiCommand&quot; &amp; &quot; &quot; &amp; [.A47] &amp; &quot; = {&quot; &amp; [.C47] &amp; &quot;, &quot; &amp; [.E47] &amp; &quot;, &quot; &amp; [.J47] &amp; &quot;, &quot; &amp; [.K47] &amp; &quot;};&quot;" office:value-type="string" office:string-value="const SpiCommand REC_FLSH_CNT = {0x00, 0x5C, true, false};" calcext:value-type="string">
            <text:p>const SpiCommand REC_FLSH_CNT = {0x00, 0x5C, true, fals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ISC_CTRL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48];2)" office:value-type="string" office:string-value="0x00" calcext:value-type="string">
            <text:p>0x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&quot;0x&quot; &amp; DEC2HEX([.D48];2)" office:value-type="string" office:string-value="0x64" calcext:value-type="string">
            <text:p>0x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48] &amp; &quot; = {&quot; &amp; [.C48] &amp; &quot;, &quot; &amp; [.E48] &amp; &quot;, &quot; &amp; [.J48] &amp; &quot;, &quot; &amp; [.K48] &amp; &quot;};&quot;" office:value-type="string" office:string-value="const SpiCommand MISC_CTRL = {0x00, 0x64, true, true};" calcext:value-type="string">
            <text:p>const SpiCommand MISC_CTRL = {0x00, 0x64, tru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REC_INFO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49];2)" office:value-type="string" office:string-value="0x00" calcext:value-type="string">
            <text:p>0x00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formula="of:=&quot;0x&quot; &amp; DEC2HEX([.D49];2)" office:value-type="string" office:string-value="0x66" calcext:value-type="string">
            <text:p>0x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49] &amp; &quot; = {&quot; &amp; [.C49] &amp; &quot;, &quot; &amp; [.E49] &amp; &quot;, &quot; &amp; [.J49] &amp; &quot;, &quot; &amp; [.K49] &amp; &quot;};&quot;" office:value-type="string" office:string-value="const SpiCommand REC_INFO1 = {0x00, 0x66, true, false};" calcext:value-type="string">
            <text:p>const SpiCommand REC_INFO1 = {0x00, 0x66, true, fals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REC_INFO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50];2)" office:value-type="string" office:string-value="0x00" calcext:value-type="string">
            <text:p>0x00</text:p>
          </table:table-cell>
          <table:table-cell table:style-name="ce1" office:value-type="float" office:value="104" calcext:value-type="float">
            <text:p>104</text:p>
          </table:table-cell>
          <table:table-cell table:style-name="ce1" table:formula="of:=&quot;0x&quot; &amp; DEC2HEX([.D50];2)" office:value-type="string" office:string-value="0x68" calcext:value-type="string">
            <text:p>0x6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50] &amp; &quot; = {&quot; &amp; [.C50] &amp; &quot;, &quot; &amp; [.E50] &amp; &quot;, &quot; &amp; [.J50] &amp; &quot;, &quot; &amp; [.K50] &amp; &quot;};&quot;" office:value-type="string" office:string-value="const SpiCommand REC_INFO2 = {0x00, 0x68, true, false};" calcext:value-type="string">
            <text:p>const SpiCommand REC_INFO2 = {0x00, 0x68, true, fals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REC_CNT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51];2)" office:value-type="string" office:string-value="0x00" calcext:value-type="string">
            <text:p>0x00</text:p>
          </table:table-cell>
          <table:table-cell table:style-name="ce1" office:value-type="float" office:value="106" calcext:value-type="float">
            <text:p>106</text:p>
          </table:table-cell>
          <table:table-cell table:style-name="ce1" table:formula="of:=&quot;0x&quot; &amp; DEC2HEX([.D51];2)" office:value-type="string" office:string-value="0x6A" calcext:value-type="string">
            <text:p>0x6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51] &amp; &quot; = {&quot; &amp; [.C51] &amp; &quot;, &quot; &amp; [.E51] &amp; &quot;, &quot; &amp; [.J51] &amp; &quot;, &quot; &amp; [.K51] &amp; &quot;};&quot;" office:value-type="string" office:string-value="const SpiCommand REC_CNT = {0x00, 0x6A, true, false};" calcext:value-type="string">
            <text:p>const SpiCommand REC_CNT = {0x00, 0x6A, true, fals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LM_X_FREQ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52];2)" office:value-type="string" office:string-value="0x00" calcext:value-type="string">
            <text:p>0x00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formula="of:=&quot;0x&quot; &amp; DEC2HEX([.D52];2)" office:value-type="string" office:string-value="0x6C" calcext:value-type="string">
            <text:p>0x6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52] &amp; &quot; = {&quot; &amp; [.C52] &amp; &quot;, &quot; &amp; [.E52] &amp; &quot;, &quot; &amp; [.J52] &amp; &quot;, &quot; &amp; [.K52] &amp; &quot;};&quot;" office:value-type="string" office:string-value="const SpiCommand ALM_X_FREQ = {0x00, 0x6C, true, false};" calcext:value-type="string">
            <text:p>const SpiCommand ALM_X_FREQ = {0x00, 0x6C, true, fals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LM_Y_FREQ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53];2)" office:value-type="string" office:string-value="0x00" calcext:value-type="string">
            <text:p>0x00</text:p>
          </table:table-cell>
          <table:table-cell table:style-name="ce1" office:value-type="float" office:value="110" calcext:value-type="float">
            <text:p>110</text:p>
          </table:table-cell>
          <table:table-cell table:style-name="ce1" table:formula="of:=&quot;0x&quot; &amp; DEC2HEX([.D53];2)" office:value-type="string" office:string-value="0x6E" calcext:value-type="string">
            <text:p>0x6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53] &amp; &quot; = {&quot; &amp; [.C53] &amp; &quot;, &quot; &amp; [.E53] &amp; &quot;, &quot; &amp; [.J53] &amp; &quot;, &quot; &amp; [.K53] &amp; &quot;};&quot;" office:value-type="string" office:string-value="const SpiCommand ALM_Y_FREQ = {0x00, 0x6E, true, false};" calcext:value-type="string">
            <text:p>const SpiCommand ALM_Y_FREQ = {0x00, 0x6E, true, fals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LM_Z_FREQ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54];2)" office:value-type="string" office:string-value="0x00" calcext:value-type="string">
            <text:p>0x00</text:p>
          </table:table-cell>
          <table:table-cell table:style-name="ce1" office:value-type="float" office:value="112" calcext:value-type="float">
            <text:p>112</text:p>
          </table:table-cell>
          <table:table-cell table:style-name="ce1" table:formula="of:=&quot;0x&quot; &amp; DEC2HEX([.D54];2)" office:value-type="string" office:string-value="0x70" calcext:value-type="string">
            <text:p>0x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54] &amp; &quot; = {&quot; &amp; [.C54] &amp; &quot;, &quot; &amp; [.E54] &amp; &quot;, &quot; &amp; [.J54] &amp; &quot;, &quot; &amp; [.K54] &amp; &quot;};&quot;" office:value-type="string" office:string-value="const SpiCommand ALM_Z_FREQ = {0x00, 0x70, true, false};" calcext:value-type="string">
            <text:p>const SpiCommand ALM_Z_FREQ = {0x00, 0x70, true, fals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D_STAT_PNTR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55];2)" office:value-type="string" office:string-value="0x00" calcext:value-type="string">
            <text:p>0x00</text:p>
          </table:table-cell>
          <table:table-cell table:style-name="ce1" office:value-type="float" office:value="114" calcext:value-type="float">
            <text:p>114</text:p>
          </table:table-cell>
          <table:table-cell table:style-name="ce1" table:formula="of:=&quot;0x&quot; &amp; DEC2HEX([.D55];2)" office:value-type="string" office:string-value="0x72" calcext:value-type="string">
            <text:p>0x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55] &amp; &quot; = {&quot; &amp; [.C55] &amp; &quot;, &quot; &amp; [.E55] &amp; &quot;, &quot; &amp; [.J55] &amp; &quot;, &quot; &amp; [.K55] &amp; &quot;};&quot;" office:value-type="string" office:string-value="const SpiCommand TD_STAT_PNTR = {0x00, 0x72, true, true};" calcext:value-type="string">
            <text:p>const SpiCommand TD_STAT_PNTR = {0x00, 0x72, tru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X_STATISTIC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56];2)" office:value-type="string" office:string-value="0x00" calcext:value-type="string">
            <text:p>0x00</text:p>
          </table:table-cell>
          <table:table-cell table:style-name="ce1" office:value-type="float" office:value="116" calcext:value-type="float">
            <text:p>116</text:p>
          </table:table-cell>
          <table:table-cell table:style-name="ce1" table:formula="of:=&quot;0x&quot; &amp; DEC2HEX([.D56];2)" office:value-type="string" office:string-value="0x74" calcext:value-type="string">
            <text:p>0x7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56] &amp; &quot; = {&quot; &amp; [.C56] &amp; &quot;, &quot; &amp; [.E56] &amp; &quot;, &quot; &amp; [.J56] &amp; &quot;, &quot; &amp; [.K56] &amp; &quot;};&quot;" office:value-type="string" office:string-value="const SpiCommand X_STATISTIC = {0x00, 0x74, true, false};" calcext:value-type="string">
            <text:p>const SpiCommand X_STATISTIC = {0x00, 0x74, true, fals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Y_STATISTIC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57];2)" office:value-type="string" office:string-value="0x00" calcext:value-type="string">
            <text:p>0x00</text:p>
          </table:table-cell>
          <table:table-cell table:style-name="ce1" office:value-type="float" office:value="118" calcext:value-type="float">
            <text:p>118</text:p>
          </table:table-cell>
          <table:table-cell table:style-name="ce1" table:formula="of:=&quot;0x&quot; &amp; DEC2HEX([.D57];2)" office:value-type="string" office:string-value="0x76" calcext:value-type="string">
            <text:p>0x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57] &amp; &quot; = {&quot; &amp; [.C57] &amp; &quot;, &quot; &amp; [.E57] &amp; &quot;, &quot; &amp; [.J57] &amp; &quot;, &quot; &amp; [.K57] &amp; &quot;};&quot;" office:value-type="string" office:string-value="const SpiCommand Y_STATISTIC = {0x00, 0x76, true, false};" calcext:value-type="string">
            <text:p>const SpiCommand Y_STATISTIC = {0x00, 0x76, true, fals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Z_STATISTIC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58];2)" office:value-type="string" office:string-value="0x00" calcext:value-type="string">
            <text:p>0x00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formula="of:=&quot;0x&quot; &amp; DEC2HEX([.D58];2)" office:value-type="string" office:string-value="0x78" calcext:value-type="string">
            <text:p>0x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formula="of:=&quot;const SpiCommand&quot; &amp; &quot; &quot; &amp; [.A58] &amp; &quot; = {&quot; &amp; [.C58] &amp; &quot;, &quot; &amp; [.E58] &amp; &quot;, &quot; &amp; [.J58] &amp; &quot;, &quot; &amp; [.K58] &amp; &quot;};&quot;" office:value-type="string" office:string-value="const SpiCommand Z_STATISTIC = {0x00, 0x78, true, false};" calcext:value-type="string">
            <text:p>const SpiCommand Z_STATISTIC = {0x00, 0x78, true, fals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_FREQ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59];2)" office:value-type="string" office:string-value="0x00" calcext:value-type="string">
            <text:p>0x00</text:p>
          </table:table-cell>
          <table:table-cell table:style-name="ce1" office:value-type="float" office:value="122" calcext:value-type="float">
            <text:p>122</text:p>
          </table:table-cell>
          <table:table-cell table:style-name="ce1" table:formula="of:=&quot;0x&quot; &amp; DEC2HEX([.D59];2)" office:value-type="string" office:string-value="0x7A" calcext:value-type="string">
            <text:p>0x7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float" office:value="998" calcext:value-type="float">
            <text:p>998</text:p>
          </table:table-cell>
          <table:table-cell table:formula="of:=&quot;const SpiCommand&quot; &amp; &quot; &quot; &amp; [.A59] &amp; &quot; = {&quot; &amp; [.C59] &amp; &quot;, &quot; &amp; [.E59] &amp; &quot;, &quot; &amp; [.J59] &amp; &quot;, &quot; &amp; [.K59] &amp; &quot;};&quot;" office:value-type="string" office:string-value="const SpiCommand F_FREQ = {0x00, 0x7A, true, true};" calcext:value-type="string">
            <text:p>const SpiCommand F_FREQ = {0x00, 0x7A, true, tru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NDUR_LWR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60];2)" office:value-type="string" office:string-value="0x00" calcext:value-type="string">
            <text:p>0x00</text:p>
          </table:table-cell>
          <table:table-cell table:style-name="ce1" office:value-type="float" office:value="124" calcext:value-type="float">
            <text:p>124</text:p>
          </table:table-cell>
          <table:table-cell table:style-name="ce1" table:formula="of:=&quot;0x&quot; &amp; DEC2HEX([.D60];2)" office:value-type="string" office:string-value="0x7C" calcext:value-type="string">
            <text:p>0x7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const SpiCommand&quot; &amp; &quot; &quot; &amp; [.A60] &amp; &quot; = {&quot; &amp; [.C60] &amp; &quot;, &quot; &amp; [.E60] &amp; &quot;, &quot; &amp; [.J60] &amp; &quot;, &quot; &amp; [.K60] &amp; &quot;};&quot;" office:value-type="string" office:string-value="const SpiCommand ENDUR_LWR = {0x00, 0x7C, true, false};" calcext:value-type="string">
            <text:p>const SpiCommand ENDUR_LWR = {0x00, 0x7C, true, fals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NDUR_UPR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&quot;0x&quot; &amp; DEC2HEX([.B61];2)" office:value-type="string" office:string-value="0x00" calcext:value-type="string">
            <text:p>0x00</text:p>
          </table:table-cell>
          <table:table-cell table:style-name="ce1" office:value-type="float" office:value="126" calcext:value-type="float">
            <text:p>126</text:p>
          </table:table-cell>
          <table:table-cell table:style-name="ce1" table:formula="of:=&quot;0x&quot; &amp; DEC2HEX([.D61];2)" office:value-type="string" office:string-value="0x7E" calcext:value-type="string">
            <text:p>0x7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const SpiCommand&quot; &amp; &quot; &quot; &amp; [.A61] &amp; &quot; = {&quot; &amp; [.C61] &amp; &quot;, &quot; &amp; [.E61] &amp; &quot;, &quot; &amp; [.J61] &amp; &quot;, &quot; &amp; [.K61] &amp; &quot;};&quot;" office:value-type="string" office:string-value="const SpiCommand ENDUR_UPR = {0x00, 0x7E, true, false};" calcext:value-type="string">
            <text:p>const SpiCommand ENDUR_UPR = {0x00, 0x7E, true, false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A0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0x&quot; &amp; DEC2HEX([.B62];2)" office:value-type="string" office:string-value="0x01" calcext:value-type="string">
            <text:p>0x0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D62];2)" office:value-type="string" office:string-value="0x02" calcext:value-type="string">
            <text:p>0x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const std::vector&lt;SpiCommand&gt; FIR_COEFFS_A = { {&quot; &amp; [.C62] &amp; &quot;, &quot; &amp; [.E62] &amp; &quot;, &quot; &amp; [.J62] &amp; &quot;, &quot; &amp; [.K62] &amp; &quot;}, &quot;" office:value-type="string" office:string-value="const std::vector&lt;SpiCommand&gt; FIR_COEFFS_A = { {0x01, 0x02, true, true}, " calcext:value-type="string">
            <text:p>const std::vector&lt;SpiCommand&gt; FIR_COEFFS_A = { {0x01, 0x02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A0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0x&quot; &amp; DEC2HEX([.B63];2)" office:value-type="string" office:string-value="0x01" calcext:value-type="string">
            <text:p>0x0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D63];2)" office:value-type="string" office:string-value="0x04" calcext:value-type="string">
            <text:p>0x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63] &amp; &quot;, &quot; &amp; [.E63] &amp; &quot;, &quot; &amp; [.J63] &amp; &quot;, &quot; &amp; [.K63] &amp; &quot;}, &quot;" office:value-type="string" office:string-value="{0x01, 0x04, true, true}, " calcext:value-type="string">
            <text:p>{0x01, 0x04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A0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0x&quot; &amp; DEC2HEX([.B64];2)" office:value-type="string" office:string-value="0x01" calcext:value-type="string">
            <text:p>0x01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D64];2)" office:value-type="string" office:string-value="0x06" calcext:value-type="string">
            <text:p>0x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64] &amp; &quot;, &quot; &amp; [.E64] &amp; &quot;, &quot; &amp; [.J64] &amp; &quot;, &quot; &amp; [.K64] &amp; &quot;}, &quot;" office:value-type="string" office:string-value="{0x01, 0x06, true, true}, " calcext:value-type="string">
            <text:p>{0x01, 0x06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A0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0x&quot; &amp; DEC2HEX([.B65];2)" office:value-type="string" office:string-value="0x01" calcext:value-type="string">
            <text:p>0x0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&quot;0x&quot; &amp; DEC2HEX([.D65];2)" office:value-type="string" office:string-value="0x08" calcext:value-type="string">
            <text:p>0x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65] &amp; &quot;, &quot; &amp; [.E65] &amp; &quot;, &quot; &amp; [.J65] &amp; &quot;, &quot; &amp; [.K65] &amp; &quot;}, &quot;" office:value-type="string" office:string-value="{0x01, 0x08, true, true}, " calcext:value-type="string">
            <text:p>{0x01, 0x08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A0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0x&quot; &amp; DEC2HEX([.B66];2)" office:value-type="string" office:string-value="0x01" calcext:value-type="string">
            <text:p>0x0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&quot;0x&quot; &amp; DEC2HEX([.D66];2)" office:value-type="string" office:string-value="0x0A" calcext:value-type="string">
            <text:p>0x0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66] &amp; &quot;, &quot; &amp; [.E66] &amp; &quot;, &quot; &amp; [.J66] &amp; &quot;, &quot; &amp; [.K66] &amp; &quot;}, &quot;" office:value-type="string" office:string-value="{0x01, 0x0A, true, true}, " calcext:value-type="string">
            <text:p>{0x01, 0x0A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A0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0x&quot; &amp; DEC2HEX([.B67];2)" office:value-type="string" office:string-value="0x01" calcext:value-type="string">
            <text:p>0x01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&quot;0x&quot; &amp; DEC2HEX([.D67];2)" office:value-type="string" office:string-value="0x0C" calcext:value-type="string">
            <text:p>0x0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67] &amp; &quot;, &quot; &amp; [.E67] &amp; &quot;, &quot; &amp; [.J67] &amp; &quot;, &quot; &amp; [.K67] &amp; &quot;}, &quot;" office:value-type="string" office:string-value="{0x01, 0x0C, true, true}, " calcext:value-type="string">
            <text:p>{0x01, 0x0C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A0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0x&quot; &amp; DEC2HEX([.B68];2)" office:value-type="string" office:string-value="0x01" calcext:value-type="string">
            <text:p>0x01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&quot;0x&quot; &amp; DEC2HEX([.D68];2)" office:value-type="string" office:string-value="0x0E" calcext:value-type="string">
            <text:p>0x0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68] &amp; &quot;, &quot; &amp; [.E68] &amp; &quot;, &quot; &amp; [.J68] &amp; &quot;, &quot; &amp; [.K68] &amp; &quot;}, &quot;" office:value-type="string" office:string-value="{0x01, 0x0E, true, true}, " calcext:value-type="string">
            <text:p>{0x01, 0x0E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A0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0x&quot; &amp; DEC2HEX([.B69];2)" office:value-type="string" office:string-value="0x01" calcext:value-type="string">
            <text:p>0x01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&quot;0x&quot; &amp; DEC2HEX([.D69];2)" office:value-type="string" office:string-value="0x10" calcext:value-type="string">
            <text:p>0x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69] &amp; &quot;, &quot; &amp; [.E69] &amp; &quot;, &quot; &amp; [.J69] &amp; &quot;, &quot; &amp; [.K69] &amp; &quot;}, &quot;" office:value-type="string" office:string-value="{0x01, 0x10, true, true}, " calcext:value-type="string">
            <text:p>{0x01, 0x10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A0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0x&quot; &amp; DEC2HEX([.B70];2)" office:value-type="string" office:string-value="0x01" calcext:value-type="string">
            <text:p>0x01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&quot;0x&quot; &amp; DEC2HEX([.D70];2)" office:value-type="string" office:string-value="0x12" calcext:value-type="string">
            <text:p>0x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70] &amp; &quot;, &quot; &amp; [.E70] &amp; &quot;, &quot; &amp; [.J70] &amp; &quot;, &quot; &amp; [.K70] &amp; &quot;}, &quot;" office:value-type="string" office:string-value="{0x01, 0x12, true, true}, " calcext:value-type="string">
            <text:p>{0x01, 0x12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A0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0x&quot; &amp; DEC2HEX([.B71];2)" office:value-type="string" office:string-value="0x01" calcext:value-type="string">
            <text:p>0x01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&quot;0x&quot; &amp; DEC2HEX([.D71];2)" office:value-type="string" office:string-value="0x14" calcext:value-type="string">
            <text:p>0x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71] &amp; &quot;, &quot; &amp; [.E71] &amp; &quot;, &quot; &amp; [.J71] &amp; &quot;, &quot; &amp; [.K71] &amp; &quot;}, &quot;" office:value-type="string" office:string-value="{0x01, 0x14, true, true}, " calcext:value-type="string">
            <text:p>{0x01, 0x14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A1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0x&quot; &amp; DEC2HEX([.B72];2)" office:value-type="string" office:string-value="0x01" calcext:value-type="string">
            <text:p>0x01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&quot;0x&quot; &amp; DEC2HEX([.D72];2)" office:value-type="string" office:string-value="0x16" calcext:value-type="string">
            <text:p>0x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72] &amp; &quot;, &quot; &amp; [.E72] &amp; &quot;, &quot; &amp; [.J72] &amp; &quot;, &quot; &amp; [.K72] &amp; &quot;}, &quot;" office:value-type="string" office:string-value="{0x01, 0x16, true, true}, " calcext:value-type="string">
            <text:p>{0x01, 0x16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A1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0x&quot; &amp; DEC2HEX([.B73];2)" office:value-type="string" office:string-value="0x01" calcext:value-type="string">
            <text:p>0x01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formula="of:=&quot;0x&quot; &amp; DEC2HEX([.D73];2)" office:value-type="string" office:string-value="0x18" calcext:value-type="string">
            <text:p>0x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73] &amp; &quot;, &quot; &amp; [.E73] &amp; &quot;, &quot; &amp; [.J73] &amp; &quot;, &quot; &amp; [.K73] &amp; &quot;}, &quot;" office:value-type="string" office:string-value="{0x01, 0x18, true, true}, " calcext:value-type="string">
            <text:p>{0x01, 0x18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A1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0x&quot; &amp; DEC2HEX([.B74];2)" office:value-type="string" office:string-value="0x01" calcext:value-type="string">
            <text:p>0x01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formula="of:=&quot;0x&quot; &amp; DEC2HEX([.D74];2)" office:value-type="string" office:string-value="0x1A" calcext:value-type="string">
            <text:p>0x1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74] &amp; &quot;, &quot; &amp; [.E74] &amp; &quot;, &quot; &amp; [.J74] &amp; &quot;, &quot; &amp; [.K74] &amp; &quot;}, &quot;" office:value-type="string" office:string-value="{0x01, 0x1A, true, true}, " calcext:value-type="string">
            <text:p>{0x01, 0x1A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A1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0x&quot; &amp; DEC2HEX([.B75];2)" office:value-type="string" office:string-value="0x01" calcext:value-type="string">
            <text:p>0x01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formula="of:=&quot;0x&quot; &amp; DEC2HEX([.D75];2)" office:value-type="string" office:string-value="0x1C" calcext:value-type="string">
            <text:p>0x1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75] &amp; &quot;, &quot; &amp; [.E75] &amp; &quot;, &quot; &amp; [.J75] &amp; &quot;, &quot; &amp; [.K75] &amp; &quot;}, &quot;" office:value-type="string" office:string-value="{0x01, 0x1C, true, true}, " calcext:value-type="string">
            <text:p>{0x01, 0x1C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A1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0x&quot; &amp; DEC2HEX([.B76];2)" office:value-type="string" office:string-value="0x01" calcext:value-type="string">
            <text:p>0x01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formula="of:=&quot;0x&quot; &amp; DEC2HEX([.D76];2)" office:value-type="string" office:string-value="0x1E" calcext:value-type="string">
            <text:p>0x1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76] &amp; &quot;, &quot; &amp; [.E76] &amp; &quot;, &quot; &amp; [.J76] &amp; &quot;, &quot; &amp; [.K76] &amp; &quot;}, &quot;" office:value-type="string" office:string-value="{0x01, 0x1E, true, true}, " calcext:value-type="string">
            <text:p>{0x01, 0x1E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A1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0x&quot; &amp; DEC2HEX([.B77];2)" office:value-type="string" office:string-value="0x01" calcext:value-type="string">
            <text:p>0x01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formula="of:=&quot;0x&quot; &amp; DEC2HEX([.D77];2)" office:value-type="string" office:string-value="0x20" calcext:value-type="string">
            <text:p>0x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77] &amp; &quot;, &quot; &amp; [.E77] &amp; &quot;, &quot; &amp; [.J77] &amp; &quot;, &quot; &amp; [.K77] &amp; &quot;}, &quot;" office:value-type="string" office:string-value="{0x01, 0x20, true, true}, " calcext:value-type="string">
            <text:p>{0x01, 0x20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A1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0x&quot; &amp; DEC2HEX([.B78];2)" office:value-type="string" office:string-value="0x01" calcext:value-type="string">
            <text:p>0x01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formula="of:=&quot;0x&quot; &amp; DEC2HEX([.D78];2)" office:value-type="string" office:string-value="0x22" calcext:value-type="string">
            <text:p>0x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78] &amp; &quot;, &quot; &amp; [.E78] &amp; &quot;, &quot; &amp; [.J78] &amp; &quot;, &quot; &amp; [.K78] &amp; &quot;}, &quot;" office:value-type="string" office:string-value="{0x01, 0x22, true, true}, " calcext:value-type="string">
            <text:p>{0x01, 0x22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A1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0x&quot; &amp; DEC2HEX([.B79];2)" office:value-type="string" office:string-value="0x01" calcext:value-type="string">
            <text:p>0x0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formula="of:=&quot;0x&quot; &amp; DEC2HEX([.D79];2)" office:value-type="string" office:string-value="0x24" calcext:value-type="string">
            <text:p>0x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79] &amp; &quot;, &quot; &amp; [.E79] &amp; &quot;, &quot; &amp; [.J79] &amp; &quot;, &quot; &amp; [.K79] &amp; &quot;}, &quot;" office:value-type="string" office:string-value="{0x01, 0x24, true, true}, " calcext:value-type="string">
            <text:p>{0x01, 0x24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A1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0x&quot; &amp; DEC2HEX([.B80];2)" office:value-type="string" office:string-value="0x01" calcext:value-type="string">
            <text:p>0x01</text:p>
          </table:table-cell>
          <table:table-cell table:style-name="ce1" office:value-type="float" office:value="38" calcext:value-type="float">
            <text:p>38</text:p>
          </table:table-cell>
          <table:table-cell table:style-name="ce1" table:formula="of:=&quot;0x&quot; &amp; DEC2HEX([.D80];2)" office:value-type="string" office:string-value="0x26" calcext:value-type="string">
            <text:p>0x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80] &amp; &quot;, &quot; &amp; [.E80] &amp; &quot;, &quot; &amp; [.J80] &amp; &quot;, &quot; &amp; [.K80] &amp; &quot;}, &quot;" office:value-type="string" office:string-value="{0x01, 0x26, true, true}, " calcext:value-type="string">
            <text:p>{0x01, 0x26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A1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0x&quot; &amp; DEC2HEX([.B81];2)" office:value-type="string" office:string-value="0x01" calcext:value-type="string">
            <text:p>0x01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formula="of:=&quot;0x&quot; &amp; DEC2HEX([.D81];2)" office:value-type="string" office:string-value="0x28" calcext:value-type="string">
            <text:p>0x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81] &amp; &quot;, &quot; &amp; [.E81] &amp; &quot;, &quot; &amp; [.J81] &amp; &quot;, &quot; &amp; [.K81] &amp; &quot;}, &quot;" office:value-type="string" office:string-value="{0x01, 0x28, true, true}, " calcext:value-type="string">
            <text:p>{0x01, 0x28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A2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0x&quot; &amp; DEC2HEX([.B82];2)" office:value-type="string" office:string-value="0x01" calcext:value-type="string">
            <text:p>0x01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formula="of:=&quot;0x&quot; &amp; DEC2HEX([.D82];2)" office:value-type="string" office:string-value="0x2A" calcext:value-type="string">
            <text:p>0x2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82] &amp; &quot;, &quot; &amp; [.E82] &amp; &quot;, &quot; &amp; [.J82] &amp; &quot;, &quot; &amp; [.K82] &amp; &quot;}, &quot;" office:value-type="string" office:string-value="{0x01, 0x2A, true, true}, " calcext:value-type="string">
            <text:p>{0x01, 0x2A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A2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0x&quot; &amp; DEC2HEX([.B83];2)" office:value-type="string" office:string-value="0x01" calcext:value-type="string">
            <text:p>0x01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formula="of:=&quot;0x&quot; &amp; DEC2HEX([.D83];2)" office:value-type="string" office:string-value="0x2C" calcext:value-type="string">
            <text:p>0x2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83] &amp; &quot;, &quot; &amp; [.E83] &amp; &quot;, &quot; &amp; [.J83] &amp; &quot;, &quot; &amp; [.K83] &amp; &quot;}, &quot;" office:value-type="string" office:string-value="{0x01, 0x2C, true, true}, " calcext:value-type="string">
            <text:p>{0x01, 0x2C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A2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0x&quot; &amp; DEC2HEX([.B84];2)" office:value-type="string" office:string-value="0x01" calcext:value-type="string">
            <text:p>0x01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formula="of:=&quot;0x&quot; &amp; DEC2HEX([.D84];2)" office:value-type="string" office:string-value="0x2E" calcext:value-type="string">
            <text:p>0x2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84] &amp; &quot;, &quot; &amp; [.E84] &amp; &quot;, &quot; &amp; [.J84] &amp; &quot;, &quot; &amp; [.K84] &amp; &quot;}, &quot;" office:value-type="string" office:string-value="{0x01, 0x2E, true, true}, " calcext:value-type="string">
            <text:p>{0x01, 0x2E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A2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0x&quot; &amp; DEC2HEX([.B85];2)" office:value-type="string" office:string-value="0x01" calcext:value-type="string">
            <text:p>0x01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formula="of:=&quot;0x&quot; &amp; DEC2HEX([.D85];2)" office:value-type="string" office:string-value="0x30" calcext:value-type="string">
            <text:p>0x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85] &amp; &quot;, &quot; &amp; [.E85] &amp; &quot;, &quot; &amp; [.J85] &amp; &quot;, &quot; &amp; [.K85] &amp; &quot;}, &quot;" office:value-type="string" office:string-value="{0x01, 0x30, true, true}, " calcext:value-type="string">
            <text:p>{0x01, 0x30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A2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0x&quot; &amp; DEC2HEX([.B86];2)" office:value-type="string" office:string-value="0x01" calcext:value-type="string">
            <text:p>0x01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formula="of:=&quot;0x&quot; &amp; DEC2HEX([.D86];2)" office:value-type="string" office:string-value="0x32" calcext:value-type="string">
            <text:p>0x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86] &amp; &quot;, &quot; &amp; [.E86] &amp; &quot;, &quot; &amp; [.J86] &amp; &quot;, &quot; &amp; [.K86] &amp; &quot;}, &quot;" office:value-type="string" office:string-value="{0x01, 0x32, true, true}, " calcext:value-type="string">
            <text:p>{0x01, 0x32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A2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0x&quot; &amp; DEC2HEX([.B87];2)" office:value-type="string" office:string-value="0x01" calcext:value-type="string">
            <text:p>0x01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formula="of:=&quot;0x&quot; &amp; DEC2HEX([.D87];2)" office:value-type="string" office:string-value="0x34" calcext:value-type="string">
            <text:p>0x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87] &amp; &quot;, &quot; &amp; [.E87] &amp; &quot;, &quot; &amp; [.J87] &amp; &quot;, &quot; &amp; [.K87] &amp; &quot;}, &quot;" office:value-type="string" office:string-value="{0x01, 0x34, true, true}, " calcext:value-type="string">
            <text:p>{0x01, 0x34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A2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0x&quot; &amp; DEC2HEX([.B88];2)" office:value-type="string" office:string-value="0x01" calcext:value-type="string">
            <text:p>0x01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formula="of:=&quot;0x&quot; &amp; DEC2HEX([.D88];2)" office:value-type="string" office:string-value="0x36" calcext:value-type="string">
            <text:p>0x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88] &amp; &quot;, &quot; &amp; [.E88] &amp; &quot;, &quot; &amp; [.J88] &amp; &quot;, &quot; &amp; [.K88] &amp; &quot;}, &quot;" office:value-type="string" office:string-value="{0x01, 0x36, true, true}, " calcext:value-type="string">
            <text:p>{0x01, 0x36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A2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0x&quot; &amp; DEC2HEX([.B89];2)" office:value-type="string" office:string-value="0x01" calcext:value-type="string">
            <text:p>0x01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formula="of:=&quot;0x&quot; &amp; DEC2HEX([.D89];2)" office:value-type="string" office:string-value="0x38" calcext:value-type="string">
            <text:p>0x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89] &amp; &quot;, &quot; &amp; [.E89] &amp; &quot;, &quot; &amp; [.J89] &amp; &quot;, &quot; &amp; [.K89] &amp; &quot;}, &quot;" office:value-type="string" office:string-value="{0x01, 0x38, true, true}, " calcext:value-type="string">
            <text:p>{0x01, 0x38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A2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0x&quot; &amp; DEC2HEX([.B90];2)" office:value-type="string" office:string-value="0x01" calcext:value-type="string">
            <text:p>0x01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formula="of:=&quot;0x&quot; &amp; DEC2HEX([.D90];2)" office:value-type="string" office:string-value="0x3A" calcext:value-type="string">
            <text:p>0x3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90] &amp; &quot;, &quot; &amp; [.E90] &amp; &quot;, &quot; &amp; [.J90] &amp; &quot;, &quot; &amp; [.K90] &amp; &quot;}, &quot;" office:value-type="string" office:string-value="{0x01, 0x3A, true, true}, " calcext:value-type="string">
            <text:p>{0x01, 0x3A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A2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0x&quot; &amp; DEC2HEX([.B91];2)" office:value-type="string" office:string-value="0x01" calcext:value-type="string">
            <text:p>0x01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formula="of:=&quot;0x&quot; &amp; DEC2HEX([.D91];2)" office:value-type="string" office:string-value="0x3C" calcext:value-type="string">
            <text:p>0x3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91] &amp; &quot;, &quot; &amp; [.E91] &amp; &quot;, &quot; &amp; [.J91] &amp; &quot;, &quot; &amp; [.K91] &amp; &quot;}, &quot;" office:value-type="string" office:string-value="{0x01, 0x3C, true, true}, " calcext:value-type="string">
            <text:p>{0x01, 0x3C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A3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0x&quot; &amp; DEC2HEX([.B92];2)" office:value-type="string" office:string-value="0x01" calcext:value-type="string">
            <text:p>0x01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formula="of:=&quot;0x&quot; &amp; DEC2HEX([.D92];2)" office:value-type="string" office:string-value="0x3E" calcext:value-type="string">
            <text:p>0x3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92] &amp; &quot;, &quot; &amp; [.E92] &amp; &quot;, &quot; &amp; [.J92] &amp; &quot;, &quot; &amp; [.K92] &amp; &quot;}, &quot;" office:value-type="string" office:string-value="{0x01, 0x3E, true, true}, " calcext:value-type="string">
            <text:p>{0x01, 0x3E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A3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0x&quot; &amp; DEC2HEX([.B93];2)" office:value-type="string" office:string-value="0x01" calcext:value-type="string">
            <text:p>0x01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formula="of:=&quot;0x&quot; &amp; DEC2HEX([.D93];2)" office:value-type="string" office:string-value="0x40" calcext:value-type="string">
            <text:p>0x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93] &amp; &quot;, &quot; &amp; [.E93] &amp; &quot;, &quot; &amp; [.J93] &amp; &quot;, &quot; &amp; [.K93] &amp; &quot;} };&quot;" office:value-type="string" office:string-value="{0x01, 0x40, true, true} };" calcext:value-type="string">
            <text:p>{0x01, 0x40, true, true} 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B0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B94];2)" office:value-type="string" office:string-value="0x02" calcext:value-type="string">
            <text:p>0x0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D94];2)" office:value-type="string" office:string-value="0x02" calcext:value-type="string">
            <text:p>0x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const std::vector&lt;SpiCommand&gt; FIR_COEFFS_B = { {&quot; &amp; [.C94] &amp; &quot;, &quot; &amp; [.E94] &amp; &quot;, &quot; &amp; [.J94] &amp; &quot;, &quot; &amp; [.K94] &amp; &quot;}, &quot;" office:value-type="string" office:string-value="const std::vector&lt;SpiCommand&gt; FIR_COEFFS_B = { {0x02, 0x02, true, true}, " calcext:value-type="string">
            <text:p>const std::vector&lt;SpiCommand&gt; FIR_COEFFS_B = { {0x02, 0x02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B0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B95];2)" office:value-type="string" office:string-value="0x02" calcext:value-type="string">
            <text:p>0x02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D95];2)" office:value-type="string" office:string-value="0x04" calcext:value-type="string">
            <text:p>0x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95] &amp; &quot;, &quot; &amp; [.E95] &amp; &quot;, &quot; &amp; [.J95] &amp; &quot;, &quot; &amp; [.K95] &amp; &quot;}, &quot;" office:value-type="string" office:string-value="{0x02, 0x04, true, true}, " calcext:value-type="string">
            <text:p>{0x02, 0x04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B0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B96];2)" office:value-type="string" office:string-value="0x02" calcext:value-type="string">
            <text:p>0x02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D96];2)" office:value-type="string" office:string-value="0x06" calcext:value-type="string">
            <text:p>0x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96] &amp; &quot;, &quot; &amp; [.E96] &amp; &quot;, &quot; &amp; [.J96] &amp; &quot;, &quot; &amp; [.K96] &amp; &quot;}, &quot;" office:value-type="string" office:string-value="{0x02, 0x06, true, true}, " calcext:value-type="string">
            <text:p>{0x02, 0x06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B0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B97];2)" office:value-type="string" office:string-value="0x02" calcext:value-type="string">
            <text:p>0x02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&quot;0x&quot; &amp; DEC2HEX([.D97];2)" office:value-type="string" office:string-value="0x08" calcext:value-type="string">
            <text:p>0x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97] &amp; &quot;, &quot; &amp; [.E97] &amp; &quot;, &quot; &amp; [.J97] &amp; &quot;, &quot; &amp; [.K97] &amp; &quot;}, &quot;" office:value-type="string" office:string-value="{0x02, 0x08, true, true}, " calcext:value-type="string">
            <text:p>{0x02, 0x08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B04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B98];2)" office:value-type="string" office:string-value="0x02" calcext:value-type="string">
            <text:p>0x02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&quot;0x&quot; &amp; DEC2HEX([.D98];2)" office:value-type="string" office:string-value="0x0A" calcext:value-type="string">
            <text:p>0x0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98] &amp; &quot;, &quot; &amp; [.E98] &amp; &quot;, &quot; &amp; [.J98] &amp; &quot;, &quot; &amp; [.K98] &amp; &quot;}, &quot;" office:value-type="string" office:string-value="{0x02, 0x0A, true, true}, " calcext:value-type="string">
            <text:p>{0x02, 0x0A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B0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B99];2)" office:value-type="string" office:string-value="0x02" calcext:value-type="string">
            <text:p>0x02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&quot;0x&quot; &amp; DEC2HEX([.D99];2)" office:value-type="string" office:string-value="0x0C" calcext:value-type="string">
            <text:p>0x0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99] &amp; &quot;, &quot; &amp; [.E99] &amp; &quot;, &quot; &amp; [.J99] &amp; &quot;, &quot; &amp; [.K99] &amp; &quot;}, &quot;" office:value-type="string" office:string-value="{0x02, 0x0C, true, true}, " calcext:value-type="string">
            <text:p>{0x02, 0x0C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B0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B100];2)" office:value-type="string" office:string-value="0x02" calcext:value-type="string">
            <text:p>0x02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&quot;0x&quot; &amp; DEC2HEX([.D100];2)" office:value-type="string" office:string-value="0x0E" calcext:value-type="string">
            <text:p>0x0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00] &amp; &quot;, &quot; &amp; [.E100] &amp; &quot;, &quot; &amp; [.J100] &amp; &quot;, &quot; &amp; [.K100] &amp; &quot;}, &quot;" office:value-type="string" office:string-value="{0x02, 0x0E, true, true}, " calcext:value-type="string">
            <text:p>{0x02, 0x0E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B0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B101];2)" office:value-type="string" office:string-value="0x02" calcext:value-type="string">
            <text:p>0x02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&quot;0x&quot; &amp; DEC2HEX([.D101];2)" office:value-type="string" office:string-value="0x10" calcext:value-type="string">
            <text:p>0x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01] &amp; &quot;, &quot; &amp; [.E101] &amp; &quot;, &quot; &amp; [.J101] &amp; &quot;, &quot; &amp; [.K101] &amp; &quot;}, &quot;" office:value-type="string" office:string-value="{0x02, 0x10, true, true}, " calcext:value-type="string">
            <text:p>{0x02, 0x10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B0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B102];2)" office:value-type="string" office:string-value="0x02" calcext:value-type="string">
            <text:p>0x02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&quot;0x&quot; &amp; DEC2HEX([.D102];2)" office:value-type="string" office:string-value="0x12" calcext:value-type="string">
            <text:p>0x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02] &amp; &quot;, &quot; &amp; [.E102] &amp; &quot;, &quot; &amp; [.J102] &amp; &quot;, &quot; &amp; [.K102] &amp; &quot;}, &quot;" office:value-type="string" office:string-value="{0x02, 0x12, true, true}, " calcext:value-type="string">
            <text:p>{0x02, 0x12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B09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B103];2)" office:value-type="string" office:string-value="0x02" calcext:value-type="string">
            <text:p>0x02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&quot;0x&quot; &amp; DEC2HEX([.D103];2)" office:value-type="string" office:string-value="0x14" calcext:value-type="string">
            <text:p>0x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03] &amp; &quot;, &quot; &amp; [.E103] &amp; &quot;, &quot; &amp; [.J103] &amp; &quot;, &quot; &amp; [.K103] &amp; &quot;}, &quot;" office:value-type="string" office:string-value="{0x02, 0x14, true, true}, " calcext:value-type="string">
            <text:p>{0x02, 0x14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B1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B104];2)" office:value-type="string" office:string-value="0x02" calcext:value-type="string">
            <text:p>0x02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&quot;0x&quot; &amp; DEC2HEX([.D104];2)" office:value-type="string" office:string-value="0x16" calcext:value-type="string">
            <text:p>0x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04] &amp; &quot;, &quot; &amp; [.E104] &amp; &quot;, &quot; &amp; [.J104] &amp; &quot;, &quot; &amp; [.K104] &amp; &quot;}, &quot;" office:value-type="string" office:string-value="{0x02, 0x16, true, true}, " calcext:value-type="string">
            <text:p>{0x02, 0x16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B1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B105];2)" office:value-type="string" office:string-value="0x02" calcext:value-type="string">
            <text:p>0x02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formula="of:=&quot;0x&quot; &amp; DEC2HEX([.D105];2)" office:value-type="string" office:string-value="0x18" calcext:value-type="string">
            <text:p>0x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05] &amp; &quot;, &quot; &amp; [.E105] &amp; &quot;, &quot; &amp; [.J105] &amp; &quot;, &quot; &amp; [.K105] &amp; &quot;}, &quot;" office:value-type="string" office:string-value="{0x02, 0x18, true, true}, " calcext:value-type="string">
            <text:p>{0x02, 0x18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B1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B106];2)" office:value-type="string" office:string-value="0x02" calcext:value-type="string">
            <text:p>0x02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formula="of:=&quot;0x&quot; &amp; DEC2HEX([.D106];2)" office:value-type="string" office:string-value="0x1A" calcext:value-type="string">
            <text:p>0x1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06] &amp; &quot;, &quot; &amp; [.E106] &amp; &quot;, &quot; &amp; [.J106] &amp; &quot;, &quot; &amp; [.K106] &amp; &quot;}, &quot;" office:value-type="string" office:string-value="{0x02, 0x1A, true, true}, " calcext:value-type="string">
            <text:p>{0x02, 0x1A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B1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B107];2)" office:value-type="string" office:string-value="0x02" calcext:value-type="string">
            <text:p>0x02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formula="of:=&quot;0x&quot; &amp; DEC2HEX([.D107];2)" office:value-type="string" office:string-value="0x1C" calcext:value-type="string">
            <text:p>0x1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07] &amp; &quot;, &quot; &amp; [.E107] &amp; &quot;, &quot; &amp; [.J107] &amp; &quot;, &quot; &amp; [.K107] &amp; &quot;}, &quot;" office:value-type="string" office:string-value="{0x02, 0x1C, true, true}, " calcext:value-type="string">
            <text:p>{0x02, 0x1C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B14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B108];2)" office:value-type="string" office:string-value="0x02" calcext:value-type="string">
            <text:p>0x02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formula="of:=&quot;0x&quot; &amp; DEC2HEX([.D108];2)" office:value-type="string" office:string-value="0x1E" calcext:value-type="string">
            <text:p>0x1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08] &amp; &quot;, &quot; &amp; [.E108] &amp; &quot;, &quot; &amp; [.J108] &amp; &quot;, &quot; &amp; [.K108] &amp; &quot;}, &quot;" office:value-type="string" office:string-value="{0x02, 0x1E, true, true}, " calcext:value-type="string">
            <text:p>{0x02, 0x1E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B1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B109];2)" office:value-type="string" office:string-value="0x02" calcext:value-type="string">
            <text:p>0x02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formula="of:=&quot;0x&quot; &amp; DEC2HEX([.D109];2)" office:value-type="string" office:string-value="0x20" calcext:value-type="string">
            <text:p>0x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09] &amp; &quot;, &quot; &amp; [.E109] &amp; &quot;, &quot; &amp; [.J109] &amp; &quot;, &quot; &amp; [.K109] &amp; &quot;}, &quot;" office:value-type="string" office:string-value="{0x02, 0x20, true, true}, " calcext:value-type="string">
            <text:p>{0x02, 0x20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B1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B110];2)" office:value-type="string" office:string-value="0x02" calcext:value-type="string">
            <text:p>0x02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formula="of:=&quot;0x&quot; &amp; DEC2HEX([.D110];2)" office:value-type="string" office:string-value="0x22" calcext:value-type="string">
            <text:p>0x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10] &amp; &quot;, &quot; &amp; [.E110] &amp; &quot;, &quot; &amp; [.J110] &amp; &quot;, &quot; &amp; [.K110] &amp; &quot;}, &quot;" office:value-type="string" office:string-value="{0x02, 0x22, true, true}, " calcext:value-type="string">
            <text:p>{0x02, 0x22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B1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B111];2)" office:value-type="string" office:string-value="0x02" calcext:value-type="string">
            <text:p>0x02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formula="of:=&quot;0x&quot; &amp; DEC2HEX([.D111];2)" office:value-type="string" office:string-value="0x24" calcext:value-type="string">
            <text:p>0x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11] &amp; &quot;, &quot; &amp; [.E111] &amp; &quot;, &quot; &amp; [.J111] &amp; &quot;, &quot; &amp; [.K111] &amp; &quot;}, &quot;" office:value-type="string" office:string-value="{0x02, 0x24, true, true}, " calcext:value-type="string">
            <text:p>{0x02, 0x24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B1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B112];2)" office:value-type="string" office:string-value="0x02" calcext:value-type="string">
            <text:p>0x02</text:p>
          </table:table-cell>
          <table:table-cell table:style-name="ce1" office:value-type="float" office:value="38" calcext:value-type="float">
            <text:p>38</text:p>
          </table:table-cell>
          <table:table-cell table:style-name="ce1" table:formula="of:=&quot;0x&quot; &amp; DEC2HEX([.D112];2)" office:value-type="string" office:string-value="0x26" calcext:value-type="string">
            <text:p>0x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12] &amp; &quot;, &quot; &amp; [.E112] &amp; &quot;, &quot; &amp; [.J112] &amp; &quot;, &quot; &amp; [.K112] &amp; &quot;}, &quot;" office:value-type="string" office:string-value="{0x02, 0x26, true, true}, " calcext:value-type="string">
            <text:p>{0x02, 0x26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B19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B113];2)" office:value-type="string" office:string-value="0x02" calcext:value-type="string">
            <text:p>0x02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formula="of:=&quot;0x&quot; &amp; DEC2HEX([.D113];2)" office:value-type="string" office:string-value="0x28" calcext:value-type="string">
            <text:p>0x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13] &amp; &quot;, &quot; &amp; [.E113] &amp; &quot;, &quot; &amp; [.J113] &amp; &quot;, &quot; &amp; [.K113] &amp; &quot;}, &quot;" office:value-type="string" office:string-value="{0x02, 0x28, true, true}, " calcext:value-type="string">
            <text:p>{0x02, 0x28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B2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B114];2)" office:value-type="string" office:string-value="0x02" calcext:value-type="string">
            <text:p>0x02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formula="of:=&quot;0x&quot; &amp; DEC2HEX([.D114];2)" office:value-type="string" office:string-value="0x2A" calcext:value-type="string">
            <text:p>0x2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14] &amp; &quot;, &quot; &amp; [.E114] &amp; &quot;, &quot; &amp; [.J114] &amp; &quot;, &quot; &amp; [.K114] &amp; &quot;}, &quot;" office:value-type="string" office:string-value="{0x02, 0x2A, true, true}, " calcext:value-type="string">
            <text:p>{0x02, 0x2A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B2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B115];2)" office:value-type="string" office:string-value="0x02" calcext:value-type="string">
            <text:p>0x02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formula="of:=&quot;0x&quot; &amp; DEC2HEX([.D115];2)" office:value-type="string" office:string-value="0x2C" calcext:value-type="string">
            <text:p>0x2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15] &amp; &quot;, &quot; &amp; [.E115] &amp; &quot;, &quot; &amp; [.J115] &amp; &quot;, &quot; &amp; [.K115] &amp; &quot;}, &quot;" office:value-type="string" office:string-value="{0x02, 0x2C, true, true}, " calcext:value-type="string">
            <text:p>{0x02, 0x2C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B2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B116];2)" office:value-type="string" office:string-value="0x02" calcext:value-type="string">
            <text:p>0x02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formula="of:=&quot;0x&quot; &amp; DEC2HEX([.D116];2)" office:value-type="string" office:string-value="0x2E" calcext:value-type="string">
            <text:p>0x2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16] &amp; &quot;, &quot; &amp; [.E116] &amp; &quot;, &quot; &amp; [.J116] &amp; &quot;, &quot; &amp; [.K116] &amp; &quot;}, &quot;" office:value-type="string" office:string-value="{0x02, 0x2E, true, true}, " calcext:value-type="string">
            <text:p>{0x02, 0x2E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B2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B117];2)" office:value-type="string" office:string-value="0x02" calcext:value-type="string">
            <text:p>0x02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formula="of:=&quot;0x&quot; &amp; DEC2HEX([.D117];2)" office:value-type="string" office:string-value="0x30" calcext:value-type="string">
            <text:p>0x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17] &amp; &quot;, &quot; &amp; [.E117] &amp; &quot;, &quot; &amp; [.J117] &amp; &quot;, &quot; &amp; [.K117] &amp; &quot;}, &quot;" office:value-type="string" office:string-value="{0x02, 0x30, true, true}, " calcext:value-type="string">
            <text:p>{0x02, 0x30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B24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B118];2)" office:value-type="string" office:string-value="0x02" calcext:value-type="string">
            <text:p>0x02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formula="of:=&quot;0x&quot; &amp; DEC2HEX([.D118];2)" office:value-type="string" office:string-value="0x32" calcext:value-type="string">
            <text:p>0x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18] &amp; &quot;, &quot; &amp; [.E118] &amp; &quot;, &quot; &amp; [.J118] &amp; &quot;, &quot; &amp; [.K118] &amp; &quot;}, &quot;" office:value-type="string" office:string-value="{0x02, 0x32, true, true}, " calcext:value-type="string">
            <text:p>{0x02, 0x32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B2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B119];2)" office:value-type="string" office:string-value="0x02" calcext:value-type="string">
            <text:p>0x02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formula="of:=&quot;0x&quot; &amp; DEC2HEX([.D119];2)" office:value-type="string" office:string-value="0x34" calcext:value-type="string">
            <text:p>0x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19] &amp; &quot;, &quot; &amp; [.E119] &amp; &quot;, &quot; &amp; [.J119] &amp; &quot;, &quot; &amp; [.K119] &amp; &quot;}, &quot;" office:value-type="string" office:string-value="{0x02, 0x34, true, true}, " calcext:value-type="string">
            <text:p>{0x02, 0x34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B2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B120];2)" office:value-type="string" office:string-value="0x02" calcext:value-type="string">
            <text:p>0x02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formula="of:=&quot;0x&quot; &amp; DEC2HEX([.D120];2)" office:value-type="string" office:string-value="0x36" calcext:value-type="string">
            <text:p>0x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20] &amp; &quot;, &quot; &amp; [.E120] &amp; &quot;, &quot; &amp; [.J120] &amp; &quot;, &quot; &amp; [.K120] &amp; &quot;}, &quot;" office:value-type="string" office:string-value="{0x02, 0x36, true, true}, " calcext:value-type="string">
            <text:p>{0x02, 0x36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B2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B121];2)" office:value-type="string" office:string-value="0x02" calcext:value-type="string">
            <text:p>0x02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formula="of:=&quot;0x&quot; &amp; DEC2HEX([.D121];2)" office:value-type="string" office:string-value="0x38" calcext:value-type="string">
            <text:p>0x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21] &amp; &quot;, &quot; &amp; [.E121] &amp; &quot;, &quot; &amp; [.J121] &amp; &quot;, &quot; &amp; [.K121] &amp; &quot;}, &quot;" office:value-type="string" office:string-value="{0x02, 0x38, true, true}, " calcext:value-type="string">
            <text:p>{0x02, 0x38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B2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B122];2)" office:value-type="string" office:string-value="0x02" calcext:value-type="string">
            <text:p>0x02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formula="of:=&quot;0x&quot; &amp; DEC2HEX([.D122];2)" office:value-type="string" office:string-value="0x3A" calcext:value-type="string">
            <text:p>0x3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22] &amp; &quot;, &quot; &amp; [.E122] &amp; &quot;, &quot; &amp; [.J122] &amp; &quot;, &quot; &amp; [.K122] &amp; &quot;}, &quot;" office:value-type="string" office:string-value="{0x02, 0x3A, true, true}, " calcext:value-type="string">
            <text:p>{0x02, 0x3A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B29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B123];2)" office:value-type="string" office:string-value="0x02" calcext:value-type="string">
            <text:p>0x02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formula="of:=&quot;0x&quot; &amp; DEC2HEX([.D123];2)" office:value-type="string" office:string-value="0x3C" calcext:value-type="string">
            <text:p>0x3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23] &amp; &quot;, &quot; &amp; [.E123] &amp; &quot;, &quot; &amp; [.J123] &amp; &quot;, &quot; &amp; [.K123] &amp; &quot;}, &quot;" office:value-type="string" office:string-value="{0x02, 0x3C, true, true}, " calcext:value-type="string">
            <text:p>{0x02, 0x3C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B3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B124];2)" office:value-type="string" office:string-value="0x02" calcext:value-type="string">
            <text:p>0x02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formula="of:=&quot;0x&quot; &amp; DEC2HEX([.D124];2)" office:value-type="string" office:string-value="0x3E" calcext:value-type="string">
            <text:p>0x3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24] &amp; &quot;, &quot; &amp; [.E124] &amp; &quot;, &quot; &amp; [.J124] &amp; &quot;, &quot; &amp; [.K124] &amp; &quot;}, &quot;" office:value-type="string" office:string-value="{0x02, 0x3E, true, true}, " calcext:value-type="string">
            <text:p>{0x02, 0x3E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B3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B125];2)" office:value-type="string" office:string-value="0x02" calcext:value-type="string">
            <text:p>0x02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formula="of:=&quot;0x&quot; &amp; DEC2HEX([.D125];2)" office:value-type="string" office:string-value="0x40" calcext:value-type="string">
            <text:p>0x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25] &amp; &quot;, &quot; &amp; [.E125] &amp; &quot;, &quot; &amp; [.J125] &amp; &quot;, &quot; &amp; [.K125] &amp; &quot;} };&quot;" office:value-type="string" office:string-value="{0x02, 0x40, true, true} };" calcext:value-type="string">
            <text:p>{0x02, 0x40, true, true} 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C0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&quot;0x&quot; &amp; DEC2HEX([.B126];2)" office:value-type="string" office:string-value="0x03" calcext:value-type="string">
            <text:p>0x0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D126];2)" office:value-type="string" office:string-value="0x02" calcext:value-type="string">
            <text:p>0x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const std::vector&lt;SpiCommand&gt; FIR_COEFFS_C = { {&quot; &amp; [.C126] &amp; &quot;, &quot; &amp; [.E126] &amp; &quot;, &quot; &amp; [.J126] &amp; &quot;, &quot; &amp; [.K126] &amp; &quot;}, &quot;" office:value-type="string" office:string-value="const std::vector&lt;SpiCommand&gt; FIR_COEFFS_C = { {0x03, 0x02, true, true}, " calcext:value-type="string">
            <text:p>const std::vector&lt;SpiCommand&gt; FIR_COEFFS_C = { {0x03, 0x02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C0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&quot;0x&quot; &amp; DEC2HEX([.B127];2)" office:value-type="string" office:string-value="0x03" calcext:value-type="string">
            <text:p>0x03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D127];2)" office:value-type="string" office:string-value="0x04" calcext:value-type="string">
            <text:p>0x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27] &amp; &quot;, &quot; &amp; [.E127] &amp; &quot;, &quot; &amp; [.J127] &amp; &quot;, &quot; &amp; [.K127] &amp; &quot;}, &quot;" office:value-type="string" office:string-value="{0x03, 0x04, true, true}, " calcext:value-type="string">
            <text:p>{0x03, 0x04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C0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&quot;0x&quot; &amp; DEC2HEX([.B128];2)" office:value-type="string" office:string-value="0x03" calcext:value-type="string">
            <text:p>0x0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D128];2)" office:value-type="string" office:string-value="0x06" calcext:value-type="string">
            <text:p>0x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28] &amp; &quot;, &quot; &amp; [.E128] &amp; &quot;, &quot; &amp; [.J128] &amp; &quot;, &quot; &amp; [.K128] &amp; &quot;}, &quot;" office:value-type="string" office:string-value="{0x03, 0x06, true, true}, " calcext:value-type="string">
            <text:p>{0x03, 0x06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C03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&quot;0x&quot; &amp; DEC2HEX([.B129];2)" office:value-type="string" office:string-value="0x03" calcext:value-type="string">
            <text:p>0x0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&quot;0x&quot; &amp; DEC2HEX([.D129];2)" office:value-type="string" office:string-value="0x08" calcext:value-type="string">
            <text:p>0x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29] &amp; &quot;, &quot; &amp; [.E129] &amp; &quot;, &quot; &amp; [.J129] &amp; &quot;, &quot; &amp; [.K129] &amp; &quot;}, &quot;" office:value-type="string" office:string-value="{0x03, 0x08, true, true}, " calcext:value-type="string">
            <text:p>{0x03, 0x08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C04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&quot;0x&quot; &amp; DEC2HEX([.B130];2)" office:value-type="string" office:string-value="0x03" calcext:value-type="string">
            <text:p>0x03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&quot;0x&quot; &amp; DEC2HEX([.D130];2)" office:value-type="string" office:string-value="0x0A" calcext:value-type="string">
            <text:p>0x0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30] &amp; &quot;, &quot; &amp; [.E130] &amp; &quot;, &quot; &amp; [.J130] &amp; &quot;, &quot; &amp; [.K130] &amp; &quot;}, &quot;" office:value-type="string" office:string-value="{0x03, 0x0A, true, true}, " calcext:value-type="string">
            <text:p>{0x03, 0x0A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C0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&quot;0x&quot; &amp; DEC2HEX([.B131];2)" office:value-type="string" office:string-value="0x03" calcext:value-type="string">
            <text:p>0x03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&quot;0x&quot; &amp; DEC2HEX([.D131];2)" office:value-type="string" office:string-value="0x0C" calcext:value-type="string">
            <text:p>0x0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31] &amp; &quot;, &quot; &amp; [.E131] &amp; &quot;, &quot; &amp; [.J131] &amp; &quot;, &quot; &amp; [.K131] &amp; &quot;}, &quot;" office:value-type="string" office:string-value="{0x03, 0x0C, true, true}, " calcext:value-type="string">
            <text:p>{0x03, 0x0C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C06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&quot;0x&quot; &amp; DEC2HEX([.B132];2)" office:value-type="string" office:string-value="0x03" calcext:value-type="string">
            <text:p>0x03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&quot;0x&quot; &amp; DEC2HEX([.D132];2)" office:value-type="string" office:string-value="0x0E" calcext:value-type="string">
            <text:p>0x0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32] &amp; &quot;, &quot; &amp; [.E132] &amp; &quot;, &quot; &amp; [.J132] &amp; &quot;, &quot; &amp; [.K132] &amp; &quot;}, &quot;" office:value-type="string" office:string-value="{0x03, 0x0E, true, true}, " calcext:value-type="string">
            <text:p>{0x03, 0x0E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C07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&quot;0x&quot; &amp; DEC2HEX([.B133];2)" office:value-type="string" office:string-value="0x03" calcext:value-type="string">
            <text:p>0x03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&quot;0x&quot; &amp; DEC2HEX([.D133];2)" office:value-type="string" office:string-value="0x10" calcext:value-type="string">
            <text:p>0x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33] &amp; &quot;, &quot; &amp; [.E133] &amp; &quot;, &quot; &amp; [.J133] &amp; &quot;, &quot; &amp; [.K133] &amp; &quot;}, &quot;" office:value-type="string" office:string-value="{0x03, 0x10, true, true}, " calcext:value-type="string">
            <text:p>{0x03, 0x10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C08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&quot;0x&quot; &amp; DEC2HEX([.B134];2)" office:value-type="string" office:string-value="0x03" calcext:value-type="string">
            <text:p>0x03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&quot;0x&quot; &amp; DEC2HEX([.D134];2)" office:value-type="string" office:string-value="0x12" calcext:value-type="string">
            <text:p>0x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34] &amp; &quot;, &quot; &amp; [.E134] &amp; &quot;, &quot; &amp; [.J134] &amp; &quot;, &quot; &amp; [.K134] &amp; &quot;}, &quot;" office:value-type="string" office:string-value="{0x03, 0x12, true, true}, " calcext:value-type="string">
            <text:p>{0x03, 0x12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C09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&quot;0x&quot; &amp; DEC2HEX([.B135];2)" office:value-type="string" office:string-value="0x03" calcext:value-type="string">
            <text:p>0x03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&quot;0x&quot; &amp; DEC2HEX([.D135];2)" office:value-type="string" office:string-value="0x14" calcext:value-type="string">
            <text:p>0x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35] &amp; &quot;, &quot; &amp; [.E135] &amp; &quot;, &quot; &amp; [.J135] &amp; &quot;, &quot; &amp; [.K135] &amp; &quot;}, &quot;" office:value-type="string" office:string-value="{0x03, 0x14, true, true}, " calcext:value-type="string">
            <text:p>{0x03, 0x14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C1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&quot;0x&quot; &amp; DEC2HEX([.B136];2)" office:value-type="string" office:string-value="0x03" calcext:value-type="string">
            <text:p>0x03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&quot;0x&quot; &amp; DEC2HEX([.D136];2)" office:value-type="string" office:string-value="0x16" calcext:value-type="string">
            <text:p>0x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36] &amp; &quot;, &quot; &amp; [.E136] &amp; &quot;, &quot; &amp; [.J136] &amp; &quot;, &quot; &amp; [.K136] &amp; &quot;}, &quot;" office:value-type="string" office:string-value="{0x03, 0x16, true, true}, " calcext:value-type="string">
            <text:p>{0x03, 0x16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C1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&quot;0x&quot; &amp; DEC2HEX([.B137];2)" office:value-type="string" office:string-value="0x03" calcext:value-type="string">
            <text:p>0x03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formula="of:=&quot;0x&quot; &amp; DEC2HEX([.D137];2)" office:value-type="string" office:string-value="0x18" calcext:value-type="string">
            <text:p>0x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37] &amp; &quot;, &quot; &amp; [.E137] &amp; &quot;, &quot; &amp; [.J137] &amp; &quot;, &quot; &amp; [.K137] &amp; &quot;}, &quot;" office:value-type="string" office:string-value="{0x03, 0x18, true, true}, " calcext:value-type="string">
            <text:p>{0x03, 0x18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C1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&quot;0x&quot; &amp; DEC2HEX([.B138];2)" office:value-type="string" office:string-value="0x03" calcext:value-type="string">
            <text:p>0x03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formula="of:=&quot;0x&quot; &amp; DEC2HEX([.D138];2)" office:value-type="string" office:string-value="0x1A" calcext:value-type="string">
            <text:p>0x1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38] &amp; &quot;, &quot; &amp; [.E138] &amp; &quot;, &quot; &amp; [.J138] &amp; &quot;, &quot; &amp; [.K138] &amp; &quot;}, &quot;" office:value-type="string" office:string-value="{0x03, 0x1A, true, true}, " calcext:value-type="string">
            <text:p>{0x03, 0x1A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C13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&quot;0x&quot; &amp; DEC2HEX([.B139];2)" office:value-type="string" office:string-value="0x03" calcext:value-type="string">
            <text:p>0x03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formula="of:=&quot;0x&quot; &amp; DEC2HEX([.D139];2)" office:value-type="string" office:string-value="0x1C" calcext:value-type="string">
            <text:p>0x1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39] &amp; &quot;, &quot; &amp; [.E139] &amp; &quot;, &quot; &amp; [.J139] &amp; &quot;, &quot; &amp; [.K139] &amp; &quot;}, &quot;" office:value-type="string" office:string-value="{0x03, 0x1C, true, true}, " calcext:value-type="string">
            <text:p>{0x03, 0x1C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C14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&quot;0x&quot; &amp; DEC2HEX([.B140];2)" office:value-type="string" office:string-value="0x03" calcext:value-type="string">
            <text:p>0x03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formula="of:=&quot;0x&quot; &amp; DEC2HEX([.D140];2)" office:value-type="string" office:string-value="0x1E" calcext:value-type="string">
            <text:p>0x1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40] &amp; &quot;, &quot; &amp; [.E140] &amp; &quot;, &quot; &amp; [.J140] &amp; &quot;, &quot; &amp; [.K140] &amp; &quot;}, &quot;" office:value-type="string" office:string-value="{0x03, 0x1E, true, true}, " calcext:value-type="string">
            <text:p>{0x03, 0x1E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C1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&quot;0x&quot; &amp; DEC2HEX([.B141];2)" office:value-type="string" office:string-value="0x03" calcext:value-type="string">
            <text:p>0x03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formula="of:=&quot;0x&quot; &amp; DEC2HEX([.D141];2)" office:value-type="string" office:string-value="0x20" calcext:value-type="string">
            <text:p>0x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41] &amp; &quot;, &quot; &amp; [.E141] &amp; &quot;, &quot; &amp; [.J141] &amp; &quot;, &quot; &amp; [.K141] &amp; &quot;}, &quot;" office:value-type="string" office:string-value="{0x03, 0x20, true, true}, " calcext:value-type="string">
            <text:p>{0x03, 0x20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C16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&quot;0x&quot; &amp; DEC2HEX([.B142];2)" office:value-type="string" office:string-value="0x03" calcext:value-type="string">
            <text:p>0x03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formula="of:=&quot;0x&quot; &amp; DEC2HEX([.D142];2)" office:value-type="string" office:string-value="0x22" calcext:value-type="string">
            <text:p>0x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42] &amp; &quot;, &quot; &amp; [.E142] &amp; &quot;, &quot; &amp; [.J142] &amp; &quot;, &quot; &amp; [.K142] &amp; &quot;}, &quot;" office:value-type="string" office:string-value="{0x03, 0x22, true, true}, " calcext:value-type="string">
            <text:p>{0x03, 0x22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C17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&quot;0x&quot; &amp; DEC2HEX([.B143];2)" office:value-type="string" office:string-value="0x03" calcext:value-type="string">
            <text:p>0x03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formula="of:=&quot;0x&quot; &amp; DEC2HEX([.D143];2)" office:value-type="string" office:string-value="0x24" calcext:value-type="string">
            <text:p>0x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43] &amp; &quot;, &quot; &amp; [.E143] &amp; &quot;, &quot; &amp; [.J143] &amp; &quot;, &quot; &amp; [.K143] &amp; &quot;}, &quot;" office:value-type="string" office:string-value="{0x03, 0x24, true, true}, " calcext:value-type="string">
            <text:p>{0x03, 0x24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C18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&quot;0x&quot; &amp; DEC2HEX([.B144];2)" office:value-type="string" office:string-value="0x03" calcext:value-type="string">
            <text:p>0x03</text:p>
          </table:table-cell>
          <table:table-cell table:style-name="ce1" office:value-type="float" office:value="38" calcext:value-type="float">
            <text:p>38</text:p>
          </table:table-cell>
          <table:table-cell table:style-name="ce1" table:formula="of:=&quot;0x&quot; &amp; DEC2HEX([.D144];2)" office:value-type="string" office:string-value="0x26" calcext:value-type="string">
            <text:p>0x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44] &amp; &quot;, &quot; &amp; [.E144] &amp; &quot;, &quot; &amp; [.J144] &amp; &quot;, &quot; &amp; [.K144] &amp; &quot;}, &quot;" office:value-type="string" office:string-value="{0x03, 0x26, true, true}, " calcext:value-type="string">
            <text:p>{0x03, 0x26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C19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&quot;0x&quot; &amp; DEC2HEX([.B145];2)" office:value-type="string" office:string-value="0x03" calcext:value-type="string">
            <text:p>0x03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formula="of:=&quot;0x&quot; &amp; DEC2HEX([.D145];2)" office:value-type="string" office:string-value="0x28" calcext:value-type="string">
            <text:p>0x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45] &amp; &quot;, &quot; &amp; [.E145] &amp; &quot;, &quot; &amp; [.J145] &amp; &quot;, &quot; &amp; [.K145] &amp; &quot;}, &quot;" office:value-type="string" office:string-value="{0x03, 0x28, true, true}, " calcext:value-type="string">
            <text:p>{0x03, 0x28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C2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&quot;0x&quot; &amp; DEC2HEX([.B146];2)" office:value-type="string" office:string-value="0x03" calcext:value-type="string">
            <text:p>0x03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formula="of:=&quot;0x&quot; &amp; DEC2HEX([.D146];2)" office:value-type="string" office:string-value="0x2A" calcext:value-type="string">
            <text:p>0x2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46] &amp; &quot;, &quot; &amp; [.E146] &amp; &quot;, &quot; &amp; [.J146] &amp; &quot;, &quot; &amp; [.K146] &amp; &quot;}, &quot;" office:value-type="string" office:string-value="{0x03, 0x2A, true, true}, " calcext:value-type="string">
            <text:p>{0x03, 0x2A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C2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&quot;0x&quot; &amp; DEC2HEX([.B147];2)" office:value-type="string" office:string-value="0x03" calcext:value-type="string">
            <text:p>0x03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formula="of:=&quot;0x&quot; &amp; DEC2HEX([.D147];2)" office:value-type="string" office:string-value="0x2C" calcext:value-type="string">
            <text:p>0x2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47] &amp; &quot;, &quot; &amp; [.E147] &amp; &quot;, &quot; &amp; [.J147] &amp; &quot;, &quot; &amp; [.K147] &amp; &quot;}, &quot;" office:value-type="string" office:string-value="{0x03, 0x2C, true, true}, " calcext:value-type="string">
            <text:p>{0x03, 0x2C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C2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&quot;0x&quot; &amp; DEC2HEX([.B148];2)" office:value-type="string" office:string-value="0x03" calcext:value-type="string">
            <text:p>0x03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formula="of:=&quot;0x&quot; &amp; DEC2HEX([.D148];2)" office:value-type="string" office:string-value="0x2E" calcext:value-type="string">
            <text:p>0x2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48] &amp; &quot;, &quot; &amp; [.E148] &amp; &quot;, &quot; &amp; [.J148] &amp; &quot;, &quot; &amp; [.K148] &amp; &quot;}, &quot;" office:value-type="string" office:string-value="{0x03, 0x2E, true, true}, " calcext:value-type="string">
            <text:p>{0x03, 0x2E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C23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&quot;0x&quot; &amp; DEC2HEX([.B149];2)" office:value-type="string" office:string-value="0x03" calcext:value-type="string">
            <text:p>0x03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formula="of:=&quot;0x&quot; &amp; DEC2HEX([.D149];2)" office:value-type="string" office:string-value="0x30" calcext:value-type="string">
            <text:p>0x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49] &amp; &quot;, &quot; &amp; [.E149] &amp; &quot;, &quot; &amp; [.J149] &amp; &quot;, &quot; &amp; [.K149] &amp; &quot;}, &quot;" office:value-type="string" office:string-value="{0x03, 0x30, true, true}, " calcext:value-type="string">
            <text:p>{0x03, 0x30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C24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&quot;0x&quot; &amp; DEC2HEX([.B150];2)" office:value-type="string" office:string-value="0x03" calcext:value-type="string">
            <text:p>0x03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formula="of:=&quot;0x&quot; &amp; DEC2HEX([.D150];2)" office:value-type="string" office:string-value="0x32" calcext:value-type="string">
            <text:p>0x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50] &amp; &quot;, &quot; &amp; [.E150] &amp; &quot;, &quot; &amp; [.J150] &amp; &quot;, &quot; &amp; [.K150] &amp; &quot;}, &quot;" office:value-type="string" office:string-value="{0x03, 0x32, true, true}, " calcext:value-type="string">
            <text:p>{0x03, 0x32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C2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&quot;0x&quot; &amp; DEC2HEX([.B151];2)" office:value-type="string" office:string-value="0x03" calcext:value-type="string">
            <text:p>0x03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formula="of:=&quot;0x&quot; &amp; DEC2HEX([.D151];2)" office:value-type="string" office:string-value="0x34" calcext:value-type="string">
            <text:p>0x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51] &amp; &quot;, &quot; &amp; [.E151] &amp; &quot;, &quot; &amp; [.J151] &amp; &quot;, &quot; &amp; [.K151] &amp; &quot;}, &quot;" office:value-type="string" office:string-value="{0x03, 0x34, true, true}, " calcext:value-type="string">
            <text:p>{0x03, 0x34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C26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&quot;0x&quot; &amp; DEC2HEX([.B152];2)" office:value-type="string" office:string-value="0x03" calcext:value-type="string">
            <text:p>0x03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formula="of:=&quot;0x&quot; &amp; DEC2HEX([.D152];2)" office:value-type="string" office:string-value="0x36" calcext:value-type="string">
            <text:p>0x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52] &amp; &quot;, &quot; &amp; [.E152] &amp; &quot;, &quot; &amp; [.J152] &amp; &quot;, &quot; &amp; [.K152] &amp; &quot;}, &quot;" office:value-type="string" office:string-value="{0x03, 0x36, true, true}, " calcext:value-type="string">
            <text:p>{0x03, 0x36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C27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&quot;0x&quot; &amp; DEC2HEX([.B153];2)" office:value-type="string" office:string-value="0x03" calcext:value-type="string">
            <text:p>0x03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formula="of:=&quot;0x&quot; &amp; DEC2HEX([.D153];2)" office:value-type="string" office:string-value="0x38" calcext:value-type="string">
            <text:p>0x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53] &amp; &quot;, &quot; &amp; [.E153] &amp; &quot;, &quot; &amp; [.J153] &amp; &quot;, &quot; &amp; [.K153] &amp; &quot;}, &quot;" office:value-type="string" office:string-value="{0x03, 0x38, true, true}, " calcext:value-type="string">
            <text:p>{0x03, 0x38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C28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&quot;0x&quot; &amp; DEC2HEX([.B154];2)" office:value-type="string" office:string-value="0x03" calcext:value-type="string">
            <text:p>0x03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formula="of:=&quot;0x&quot; &amp; DEC2HEX([.D154];2)" office:value-type="string" office:string-value="0x3A" calcext:value-type="string">
            <text:p>0x3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54] &amp; &quot;, &quot; &amp; [.E154] &amp; &quot;, &quot; &amp; [.J154] &amp; &quot;, &quot; &amp; [.K154] &amp; &quot;}, &quot;" office:value-type="string" office:string-value="{0x03, 0x3A, true, true}, " calcext:value-type="string">
            <text:p>{0x03, 0x3A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C29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&quot;0x&quot; &amp; DEC2HEX([.B155];2)" office:value-type="string" office:string-value="0x03" calcext:value-type="string">
            <text:p>0x03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formula="of:=&quot;0x&quot; &amp; DEC2HEX([.D155];2)" office:value-type="string" office:string-value="0x3C" calcext:value-type="string">
            <text:p>0x3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55] &amp; &quot;, &quot; &amp; [.E155] &amp; &quot;, &quot; &amp; [.J155] &amp; &quot;, &quot; &amp; [.K155] &amp; &quot;}, &quot;" office:value-type="string" office:string-value="{0x03, 0x3C, true, true}, " calcext:value-type="string">
            <text:p>{0x03, 0x3C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C3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&quot;0x&quot; &amp; DEC2HEX([.B156];2)" office:value-type="string" office:string-value="0x03" calcext:value-type="string">
            <text:p>0x03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formula="of:=&quot;0x&quot; &amp; DEC2HEX([.D156];2)" office:value-type="string" office:string-value="0x3E" calcext:value-type="string">
            <text:p>0x3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56] &amp; &quot;, &quot; &amp; [.E156] &amp; &quot;, &quot; &amp; [.J156] &amp; &quot;, &quot; &amp; [.K156] &amp; &quot;}, &quot;" office:value-type="string" office:string-value="{0x03, 0x3E, true, true}, " calcext:value-type="string">
            <text:p>{0x03, 0x3E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C3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&quot;0x&quot; &amp; DEC2HEX([.B157];2)" office:value-type="string" office:string-value="0x03" calcext:value-type="string">
            <text:p>0x03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formula="of:=&quot;0x&quot; &amp; DEC2HEX([.D157];2)" office:value-type="string" office:string-value="0x40" calcext:value-type="string">
            <text:p>0x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57] &amp; &quot;, &quot; &amp; [.E157] &amp; &quot;, &quot; &amp; [.J157] &amp; &quot;, &quot; &amp; [.K157] &amp; &quot;} };&quot;" office:value-type="string" office:string-value="{0x03, 0x40, true, true} };" calcext:value-type="string">
            <text:p>{0x03, 0x40, true, true} 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D0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B158];2)" office:value-type="string" office:string-value="0x04" calcext:value-type="string">
            <text:p>0x04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D158];2)" office:value-type="string" office:string-value="0x02" calcext:value-type="string">
            <text:p>0x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const std::vector&lt;SpiCommand&gt; FIR_COEFFS_D = { {&quot; &amp; [.C158] &amp; &quot;, &quot; &amp; [.E158] &amp; &quot;, &quot; &amp; [.J158] &amp; &quot;, &quot; &amp; [.K158] &amp; &quot;}, &quot;" office:value-type="string" office:string-value="const std::vector&lt;SpiCommand&gt; FIR_COEFFS_D = { {0x04, 0x02, true, true}, " calcext:value-type="string">
            <text:p>const std::vector&lt;SpiCommand&gt; FIR_COEFFS_D = { {0x04, 0x02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D0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B159];2)" office:value-type="string" office:string-value="0x04" calcext:value-type="string">
            <text:p>0x0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D159];2)" office:value-type="string" office:string-value="0x04" calcext:value-type="string">
            <text:p>0x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59] &amp; &quot;, &quot; &amp; [.E159] &amp; &quot;, &quot; &amp; [.J159] &amp; &quot;, &quot; &amp; [.K159] &amp; &quot;}, &quot;" office:value-type="string" office:string-value="{0x04, 0x04, true, true}, " calcext:value-type="string">
            <text:p>{0x04, 0x04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D02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B160];2)" office:value-type="string" office:string-value="0x04" calcext:value-type="string">
            <text:p>0x04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D160];2)" office:value-type="string" office:string-value="0x06" calcext:value-type="string">
            <text:p>0x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60] &amp; &quot;, &quot; &amp; [.E160] &amp; &quot;, &quot; &amp; [.J160] &amp; &quot;, &quot; &amp; [.K160] &amp; &quot;}, &quot;" office:value-type="string" office:string-value="{0x04, 0x06, true, true}, " calcext:value-type="string">
            <text:p>{0x04, 0x06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D03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B161];2)" office:value-type="string" office:string-value="0x04" calcext:value-type="string">
            <text:p>0x04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&quot;0x&quot; &amp; DEC2HEX([.D161];2)" office:value-type="string" office:string-value="0x08" calcext:value-type="string">
            <text:p>0x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61] &amp; &quot;, &quot; &amp; [.E161] &amp; &quot;, &quot; &amp; [.J161] &amp; &quot;, &quot; &amp; [.K161] &amp; &quot;}, &quot;" office:value-type="string" office:string-value="{0x04, 0x08, true, true}, " calcext:value-type="string">
            <text:p>{0x04, 0x08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D0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B162];2)" office:value-type="string" office:string-value="0x04" calcext:value-type="string">
            <text:p>0x04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&quot;0x&quot; &amp; DEC2HEX([.D162];2)" office:value-type="string" office:string-value="0x0A" calcext:value-type="string">
            <text:p>0x0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62] &amp; &quot;, &quot; &amp; [.E162] &amp; &quot;, &quot; &amp; [.J162] &amp; &quot;, &quot; &amp; [.K162] &amp; &quot;}, &quot;" office:value-type="string" office:string-value="{0x04, 0x0A, true, true}, " calcext:value-type="string">
            <text:p>{0x04, 0x0A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D0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B163];2)" office:value-type="string" office:string-value="0x04" calcext:value-type="string">
            <text:p>0x04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&quot;0x&quot; &amp; DEC2HEX([.D163];2)" office:value-type="string" office:string-value="0x0C" calcext:value-type="string">
            <text:p>0x0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63] &amp; &quot;, &quot; &amp; [.E163] &amp; &quot;, &quot; &amp; [.J163] &amp; &quot;, &quot; &amp; [.K163] &amp; &quot;}, &quot;" office:value-type="string" office:string-value="{0x04, 0x0C, true, true}, " calcext:value-type="string">
            <text:p>{0x04, 0x0C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D0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B164];2)" office:value-type="string" office:string-value="0x04" calcext:value-type="string">
            <text:p>0x04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&quot;0x&quot; &amp; DEC2HEX([.D164];2)" office:value-type="string" office:string-value="0x0E" calcext:value-type="string">
            <text:p>0x0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64] &amp; &quot;, &quot; &amp; [.E164] &amp; &quot;, &quot; &amp; [.J164] &amp; &quot;, &quot; &amp; [.K164] &amp; &quot;}, &quot;" office:value-type="string" office:string-value="{0x04, 0x0E, true, true}, " calcext:value-type="string">
            <text:p>{0x04, 0x0E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D07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B165];2)" office:value-type="string" office:string-value="0x04" calcext:value-type="string">
            <text:p>0x04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&quot;0x&quot; &amp; DEC2HEX([.D165];2)" office:value-type="string" office:string-value="0x10" calcext:value-type="string">
            <text:p>0x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65] &amp; &quot;, &quot; &amp; [.E165] &amp; &quot;, &quot; &amp; [.J165] &amp; &quot;, &quot; &amp; [.K165] &amp; &quot;}, &quot;" office:value-type="string" office:string-value="{0x04, 0x10, true, true}, " calcext:value-type="string">
            <text:p>{0x04, 0x10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D0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B166];2)" office:value-type="string" office:string-value="0x04" calcext:value-type="string">
            <text:p>0x04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&quot;0x&quot; &amp; DEC2HEX([.D166];2)" office:value-type="string" office:string-value="0x12" calcext:value-type="string">
            <text:p>0x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66] &amp; &quot;, &quot; &amp; [.E166] &amp; &quot;, &quot; &amp; [.J166] &amp; &quot;, &quot; &amp; [.K166] &amp; &quot;}, &quot;" office:value-type="string" office:string-value="{0x04, 0x12, true, true}, " calcext:value-type="string">
            <text:p>{0x04, 0x12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D09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B167];2)" office:value-type="string" office:string-value="0x04" calcext:value-type="string">
            <text:p>0x04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&quot;0x&quot; &amp; DEC2HEX([.D167];2)" office:value-type="string" office:string-value="0x14" calcext:value-type="string">
            <text:p>0x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67] &amp; &quot;, &quot; &amp; [.E167] &amp; &quot;, &quot; &amp; [.J167] &amp; &quot;, &quot; &amp; [.K167] &amp; &quot;}, &quot;" office:value-type="string" office:string-value="{0x04, 0x14, true, true}, " calcext:value-type="string">
            <text:p>{0x04, 0x14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D1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B168];2)" office:value-type="string" office:string-value="0x04" calcext:value-type="string">
            <text:p>0x04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&quot;0x&quot; &amp; DEC2HEX([.D168];2)" office:value-type="string" office:string-value="0x16" calcext:value-type="string">
            <text:p>0x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68] &amp; &quot;, &quot; &amp; [.E168] &amp; &quot;, &quot; &amp; [.J168] &amp; &quot;, &quot; &amp; [.K168] &amp; &quot;}, &quot;" office:value-type="string" office:string-value="{0x04, 0x16, true, true}, " calcext:value-type="string">
            <text:p>{0x04, 0x16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D1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B169];2)" office:value-type="string" office:string-value="0x04" calcext:value-type="string">
            <text:p>0x04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formula="of:=&quot;0x&quot; &amp; DEC2HEX([.D169];2)" office:value-type="string" office:string-value="0x18" calcext:value-type="string">
            <text:p>0x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69] &amp; &quot;, &quot; &amp; [.E169] &amp; &quot;, &quot; &amp; [.J169] &amp; &quot;, &quot; &amp; [.K169] &amp; &quot;}, &quot;" office:value-type="string" office:string-value="{0x04, 0x18, true, true}, " calcext:value-type="string">
            <text:p>{0x04, 0x18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D12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B170];2)" office:value-type="string" office:string-value="0x04" calcext:value-type="string">
            <text:p>0x04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formula="of:=&quot;0x&quot; &amp; DEC2HEX([.D170];2)" office:value-type="string" office:string-value="0x1A" calcext:value-type="string">
            <text:p>0x1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70] &amp; &quot;, &quot; &amp; [.E170] &amp; &quot;, &quot; &amp; [.J170] &amp; &quot;, &quot; &amp; [.K170] &amp; &quot;}, &quot;" office:value-type="string" office:string-value="{0x04, 0x1A, true, true}, " calcext:value-type="string">
            <text:p>{0x04, 0x1A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D13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B171];2)" office:value-type="string" office:string-value="0x04" calcext:value-type="string">
            <text:p>0x04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formula="of:=&quot;0x&quot; &amp; DEC2HEX([.D171];2)" office:value-type="string" office:string-value="0x1C" calcext:value-type="string">
            <text:p>0x1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71] &amp; &quot;, &quot; &amp; [.E171] &amp; &quot;, &quot; &amp; [.J171] &amp; &quot;, &quot; &amp; [.K171] &amp; &quot;}, &quot;" office:value-type="string" office:string-value="{0x04, 0x1C, true, true}, " calcext:value-type="string">
            <text:p>{0x04, 0x1C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D1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B172];2)" office:value-type="string" office:string-value="0x04" calcext:value-type="string">
            <text:p>0x04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formula="of:=&quot;0x&quot; &amp; DEC2HEX([.D172];2)" office:value-type="string" office:string-value="0x1E" calcext:value-type="string">
            <text:p>0x1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72] &amp; &quot;, &quot; &amp; [.E172] &amp; &quot;, &quot; &amp; [.J172] &amp; &quot;, &quot; &amp; [.K172] &amp; &quot;}, &quot;" office:value-type="string" office:string-value="{0x04, 0x1E, true, true}, " calcext:value-type="string">
            <text:p>{0x04, 0x1E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D1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B173];2)" office:value-type="string" office:string-value="0x04" calcext:value-type="string">
            <text:p>0x04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formula="of:=&quot;0x&quot; &amp; DEC2HEX([.D173];2)" office:value-type="string" office:string-value="0x20" calcext:value-type="string">
            <text:p>0x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73] &amp; &quot;, &quot; &amp; [.E173] &amp; &quot;, &quot; &amp; [.J173] &amp; &quot;, &quot; &amp; [.K173] &amp; &quot;}, &quot;" office:value-type="string" office:string-value="{0x04, 0x20, true, true}, " calcext:value-type="string">
            <text:p>{0x04, 0x20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D1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B174];2)" office:value-type="string" office:string-value="0x04" calcext:value-type="string">
            <text:p>0x04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formula="of:=&quot;0x&quot; &amp; DEC2HEX([.D174];2)" office:value-type="string" office:string-value="0x22" calcext:value-type="string">
            <text:p>0x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74] &amp; &quot;, &quot; &amp; [.E174] &amp; &quot;, &quot; &amp; [.J174] &amp; &quot;, &quot; &amp; [.K174] &amp; &quot;}, &quot;" office:value-type="string" office:string-value="{0x04, 0x22, true, true}, " calcext:value-type="string">
            <text:p>{0x04, 0x22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D17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B175];2)" office:value-type="string" office:string-value="0x04" calcext:value-type="string">
            <text:p>0x04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formula="of:=&quot;0x&quot; &amp; DEC2HEX([.D175];2)" office:value-type="string" office:string-value="0x24" calcext:value-type="string">
            <text:p>0x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75] &amp; &quot;, &quot; &amp; [.E175] &amp; &quot;, &quot; &amp; [.J175] &amp; &quot;, &quot; &amp; [.K175] &amp; &quot;}, &quot;" office:value-type="string" office:string-value="{0x04, 0x24, true, true}, " calcext:value-type="string">
            <text:p>{0x04, 0x24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D1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B176];2)" office:value-type="string" office:string-value="0x04" calcext:value-type="string">
            <text:p>0x04</text:p>
          </table:table-cell>
          <table:table-cell table:style-name="ce1" office:value-type="float" office:value="38" calcext:value-type="float">
            <text:p>38</text:p>
          </table:table-cell>
          <table:table-cell table:style-name="ce1" table:formula="of:=&quot;0x&quot; &amp; DEC2HEX([.D176];2)" office:value-type="string" office:string-value="0x26" calcext:value-type="string">
            <text:p>0x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76] &amp; &quot;, &quot; &amp; [.E176] &amp; &quot;, &quot; &amp; [.J176] &amp; &quot;, &quot; &amp; [.K176] &amp; &quot;}, &quot;" office:value-type="string" office:string-value="{0x04, 0x26, true, true}, " calcext:value-type="string">
            <text:p>{0x04, 0x26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D19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B177];2)" office:value-type="string" office:string-value="0x04" calcext:value-type="string">
            <text:p>0x04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formula="of:=&quot;0x&quot; &amp; DEC2HEX([.D177];2)" office:value-type="string" office:string-value="0x28" calcext:value-type="string">
            <text:p>0x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77] &amp; &quot;, &quot; &amp; [.E177] &amp; &quot;, &quot; &amp; [.J177] &amp; &quot;, &quot; &amp; [.K177] &amp; &quot;}, &quot;" office:value-type="string" office:string-value="{0x04, 0x28, true, true}, " calcext:value-type="string">
            <text:p>{0x04, 0x28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D2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B178];2)" office:value-type="string" office:string-value="0x04" calcext:value-type="string">
            <text:p>0x04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formula="of:=&quot;0x&quot; &amp; DEC2HEX([.D178];2)" office:value-type="string" office:string-value="0x2A" calcext:value-type="string">
            <text:p>0x2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78] &amp; &quot;, &quot; &amp; [.E178] &amp; &quot;, &quot; &amp; [.J178] &amp; &quot;, &quot; &amp; [.K178] &amp; &quot;}, &quot;" office:value-type="string" office:string-value="{0x04, 0x2A, true, true}, " calcext:value-type="string">
            <text:p>{0x04, 0x2A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D2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B179];2)" office:value-type="string" office:string-value="0x04" calcext:value-type="string">
            <text:p>0x04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formula="of:=&quot;0x&quot; &amp; DEC2HEX([.D179];2)" office:value-type="string" office:string-value="0x2C" calcext:value-type="string">
            <text:p>0x2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79] &amp; &quot;, &quot; &amp; [.E179] &amp; &quot;, &quot; &amp; [.J179] &amp; &quot;, &quot; &amp; [.K179] &amp; &quot;}, &quot;" office:value-type="string" office:string-value="{0x04, 0x2C, true, true}, " calcext:value-type="string">
            <text:p>{0x04, 0x2C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D22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B180];2)" office:value-type="string" office:string-value="0x04" calcext:value-type="string">
            <text:p>0x04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formula="of:=&quot;0x&quot; &amp; DEC2HEX([.D180];2)" office:value-type="string" office:string-value="0x2E" calcext:value-type="string">
            <text:p>0x2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80] &amp; &quot;, &quot; &amp; [.E180] &amp; &quot;, &quot; &amp; [.J180] &amp; &quot;, &quot; &amp; [.K180] &amp; &quot;}, &quot;" office:value-type="string" office:string-value="{0x04, 0x2E, true, true}, " calcext:value-type="string">
            <text:p>{0x04, 0x2E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D23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B181];2)" office:value-type="string" office:string-value="0x04" calcext:value-type="string">
            <text:p>0x04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formula="of:=&quot;0x&quot; &amp; DEC2HEX([.D181];2)" office:value-type="string" office:string-value="0x30" calcext:value-type="string">
            <text:p>0x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81] &amp; &quot;, &quot; &amp; [.E181] &amp; &quot;, &quot; &amp; [.J181] &amp; &quot;, &quot; &amp; [.K181] &amp; &quot;}, &quot;" office:value-type="string" office:string-value="{0x04, 0x30, true, true}, " calcext:value-type="string">
            <text:p>{0x04, 0x30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D2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B182];2)" office:value-type="string" office:string-value="0x04" calcext:value-type="string">
            <text:p>0x04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formula="of:=&quot;0x&quot; &amp; DEC2HEX([.D182];2)" office:value-type="string" office:string-value="0x32" calcext:value-type="string">
            <text:p>0x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82] &amp; &quot;, &quot; &amp; [.E182] &amp; &quot;, &quot; &amp; [.J182] &amp; &quot;, &quot; &amp; [.K182] &amp; &quot;}, &quot;" office:value-type="string" office:string-value="{0x04, 0x32, true, true}, " calcext:value-type="string">
            <text:p>{0x04, 0x32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D2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B183];2)" office:value-type="string" office:string-value="0x04" calcext:value-type="string">
            <text:p>0x04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formula="of:=&quot;0x&quot; &amp; DEC2HEX([.D183];2)" office:value-type="string" office:string-value="0x34" calcext:value-type="string">
            <text:p>0x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83] &amp; &quot;, &quot; &amp; [.E183] &amp; &quot;, &quot; &amp; [.J183] &amp; &quot;, &quot; &amp; [.K183] &amp; &quot;}, &quot;" office:value-type="string" office:string-value="{0x04, 0x34, true, true}, " calcext:value-type="string">
            <text:p>{0x04, 0x34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D2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B184];2)" office:value-type="string" office:string-value="0x04" calcext:value-type="string">
            <text:p>0x04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formula="of:=&quot;0x&quot; &amp; DEC2HEX([.D184];2)" office:value-type="string" office:string-value="0x36" calcext:value-type="string">
            <text:p>0x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84] &amp; &quot;, &quot; &amp; [.E184] &amp; &quot;, &quot; &amp; [.J184] &amp; &quot;, &quot; &amp; [.K184] &amp; &quot;}, &quot;" office:value-type="string" office:string-value="{0x04, 0x36, true, true}, " calcext:value-type="string">
            <text:p>{0x04, 0x36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D27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B185];2)" office:value-type="string" office:string-value="0x04" calcext:value-type="string">
            <text:p>0x04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formula="of:=&quot;0x&quot; &amp; DEC2HEX([.D185];2)" office:value-type="string" office:string-value="0x38" calcext:value-type="string">
            <text:p>0x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85] &amp; &quot;, &quot; &amp; [.E185] &amp; &quot;, &quot; &amp; [.J185] &amp; &quot;, &quot; &amp; [.K185] &amp; &quot;}, &quot;" office:value-type="string" office:string-value="{0x04, 0x38, true, true}, " calcext:value-type="string">
            <text:p>{0x04, 0x38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D2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B186];2)" office:value-type="string" office:string-value="0x04" calcext:value-type="string">
            <text:p>0x04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formula="of:=&quot;0x&quot; &amp; DEC2HEX([.D186];2)" office:value-type="string" office:string-value="0x3A" calcext:value-type="string">
            <text:p>0x3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86] &amp; &quot;, &quot; &amp; [.E186] &amp; &quot;, &quot; &amp; [.J186] &amp; &quot;, &quot; &amp; [.K186] &amp; &quot;}, &quot;" office:value-type="string" office:string-value="{0x04, 0x3A, true, true}, " calcext:value-type="string">
            <text:p>{0x04, 0x3A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D29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B187];2)" office:value-type="string" office:string-value="0x04" calcext:value-type="string">
            <text:p>0x04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formula="of:=&quot;0x&quot; &amp; DEC2HEX([.D187];2)" office:value-type="string" office:string-value="0x3C" calcext:value-type="string">
            <text:p>0x3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87] &amp; &quot;, &quot; &amp; [.E187] &amp; &quot;, &quot; &amp; [.J187] &amp; &quot;, &quot; &amp; [.K187] &amp; &quot;}, &quot;" office:value-type="string" office:string-value="{0x04, 0x3C, true, true}, " calcext:value-type="string">
            <text:p>{0x04, 0x3C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D3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B188];2)" office:value-type="string" office:string-value="0x04" calcext:value-type="string">
            <text:p>0x04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formula="of:=&quot;0x&quot; &amp; DEC2HEX([.D188];2)" office:value-type="string" office:string-value="0x3E" calcext:value-type="string">
            <text:p>0x3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88] &amp; &quot;, &quot; &amp; [.E188] &amp; &quot;, &quot; &amp; [.J188] &amp; &quot;, &quot; &amp; [.K188] &amp; &quot;}, &quot;" office:value-type="string" office:string-value="{0x04, 0x3E, true, true}, " calcext:value-type="string">
            <text:p>{0x04, 0x3E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D3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B189];2)" office:value-type="string" office:string-value="0x04" calcext:value-type="string">
            <text:p>0x04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formula="of:=&quot;0x&quot; &amp; DEC2HEX([.D189];2)" office:value-type="string" office:string-value="0x40" calcext:value-type="string">
            <text:p>0x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89] &amp; &quot;, &quot; &amp; [.E189] &amp; &quot;, &quot; &amp; [.J189] &amp; &quot;, &quot; &amp; [.K189] &amp; &quot;} };&quot;" office:value-type="string" office:string-value="{0x04, 0x40, true, true} };" calcext:value-type="string">
            <text:p>{0x04, 0x40, true, true} 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E00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0x&quot; &amp; DEC2HEX([.B190];2)" office:value-type="string" office:string-value="0x05" calcext:value-type="string">
            <text:p>0x0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D190];2)" office:value-type="string" office:string-value="0x02" calcext:value-type="string">
            <text:p>0x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const std::vector&lt;SpiCommand&gt; FIR_COEFFS_E = { {&quot; &amp; [.C190] &amp; &quot;, &quot; &amp; [.E190] &amp; &quot;, &quot; &amp; [.J190] &amp; &quot;, &quot; &amp; [.K190] &amp; &quot;}, &quot;" office:value-type="string" office:string-value="const std::vector&lt;SpiCommand&gt; FIR_COEFFS_E = { {0x05, 0x02, true, true}, " calcext:value-type="string">
            <text:p>const std::vector&lt;SpiCommand&gt; FIR_COEFFS_E = { {0x05, 0x02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E01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0x&quot; &amp; DEC2HEX([.B191];2)" office:value-type="string" office:string-value="0x05" calcext:value-type="string">
            <text:p>0x0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D191];2)" office:value-type="string" office:string-value="0x04" calcext:value-type="string">
            <text:p>0x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91] &amp; &quot;, &quot; &amp; [.E191] &amp; &quot;, &quot; &amp; [.J191] &amp; &quot;, &quot; &amp; [.K191] &amp; &quot;}, &quot;" office:value-type="string" office:string-value="{0x05, 0x04, true, true}, " calcext:value-type="string">
            <text:p>{0x05, 0x04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E02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0x&quot; &amp; DEC2HEX([.B192];2)" office:value-type="string" office:string-value="0x05" calcext:value-type="string">
            <text:p>0x05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D192];2)" office:value-type="string" office:string-value="0x06" calcext:value-type="string">
            <text:p>0x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92] &amp; &quot;, &quot; &amp; [.E192] &amp; &quot;, &quot; &amp; [.J192] &amp; &quot;, &quot; &amp; [.K192] &amp; &quot;}, &quot;" office:value-type="string" office:string-value="{0x05, 0x06, true, true}, " calcext:value-type="string">
            <text:p>{0x05, 0x06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E03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0x&quot; &amp; DEC2HEX([.B193];2)" office:value-type="string" office:string-value="0x05" calcext:value-type="string">
            <text:p>0x05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&quot;0x&quot; &amp; DEC2HEX([.D193];2)" office:value-type="string" office:string-value="0x08" calcext:value-type="string">
            <text:p>0x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93] &amp; &quot;, &quot; &amp; [.E193] &amp; &quot;, &quot; &amp; [.J193] &amp; &quot;, &quot; &amp; [.K193] &amp; &quot;}, &quot;" office:value-type="string" office:string-value="{0x05, 0x08, true, true}, " calcext:value-type="string">
            <text:p>{0x05, 0x08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E04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0x&quot; &amp; DEC2HEX([.B194];2)" office:value-type="string" office:string-value="0x05" calcext:value-type="string">
            <text:p>0x05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&quot;0x&quot; &amp; DEC2HEX([.D194];2)" office:value-type="string" office:string-value="0x0A" calcext:value-type="string">
            <text:p>0x0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94] &amp; &quot;, &quot; &amp; [.E194] &amp; &quot;, &quot; &amp; [.J194] &amp; &quot;, &quot; &amp; [.K194] &amp; &quot;}, &quot;" office:value-type="string" office:string-value="{0x05, 0x0A, true, true}, " calcext:value-type="string">
            <text:p>{0x05, 0x0A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E05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0x&quot; &amp; DEC2HEX([.B195];2)" office:value-type="string" office:string-value="0x05" calcext:value-type="string">
            <text:p>0x05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&quot;0x&quot; &amp; DEC2HEX([.D195];2)" office:value-type="string" office:string-value="0x0C" calcext:value-type="string">
            <text:p>0x0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95] &amp; &quot;, &quot; &amp; [.E195] &amp; &quot;, &quot; &amp; [.J195] &amp; &quot;, &quot; &amp; [.K195] &amp; &quot;}, &quot;" office:value-type="string" office:string-value="{0x05, 0x0C, true, true}, " calcext:value-type="string">
            <text:p>{0x05, 0x0C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E06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0x&quot; &amp; DEC2HEX([.B196];2)" office:value-type="string" office:string-value="0x05" calcext:value-type="string">
            <text:p>0x05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&quot;0x&quot; &amp; DEC2HEX([.D196];2)" office:value-type="string" office:string-value="0x0E" calcext:value-type="string">
            <text:p>0x0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96] &amp; &quot;, &quot; &amp; [.E196] &amp; &quot;, &quot; &amp; [.J196] &amp; &quot;, &quot; &amp; [.K196] &amp; &quot;}, &quot;" office:value-type="string" office:string-value="{0x05, 0x0E, true, true}, " calcext:value-type="string">
            <text:p>{0x05, 0x0E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E07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0x&quot; &amp; DEC2HEX([.B197];2)" office:value-type="string" office:string-value="0x05" calcext:value-type="string">
            <text:p>0x05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&quot;0x&quot; &amp; DEC2HEX([.D197];2)" office:value-type="string" office:string-value="0x10" calcext:value-type="string">
            <text:p>0x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97] &amp; &quot;, &quot; &amp; [.E197] &amp; &quot;, &quot; &amp; [.J197] &amp; &quot;, &quot; &amp; [.K197] &amp; &quot;}, &quot;" office:value-type="string" office:string-value="{0x05, 0x10, true, true}, " calcext:value-type="string">
            <text:p>{0x05, 0x10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E08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0x&quot; &amp; DEC2HEX([.B198];2)" office:value-type="string" office:string-value="0x05" calcext:value-type="string">
            <text:p>0x05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&quot;0x&quot; &amp; DEC2HEX([.D198];2)" office:value-type="string" office:string-value="0x12" calcext:value-type="string">
            <text:p>0x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98] &amp; &quot;, &quot; &amp; [.E198] &amp; &quot;, &quot; &amp; [.J198] &amp; &quot;, &quot; &amp; [.K198] &amp; &quot;}, &quot;" office:value-type="string" office:string-value="{0x05, 0x12, true, true}, " calcext:value-type="string">
            <text:p>{0x05, 0x12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E09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0x&quot; &amp; DEC2HEX([.B199];2)" office:value-type="string" office:string-value="0x05" calcext:value-type="string">
            <text:p>0x05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&quot;0x&quot; &amp; DEC2HEX([.D199];2)" office:value-type="string" office:string-value="0x14" calcext:value-type="string">
            <text:p>0x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199] &amp; &quot;, &quot; &amp; [.E199] &amp; &quot;, &quot; &amp; [.J199] &amp; &quot;, &quot; &amp; [.K199] &amp; &quot;}, &quot;" office:value-type="string" office:string-value="{0x05, 0x14, true, true}, " calcext:value-type="string">
            <text:p>{0x05, 0x14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E10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0x&quot; &amp; DEC2HEX([.B200];2)" office:value-type="string" office:string-value="0x05" calcext:value-type="string">
            <text:p>0x05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&quot;0x&quot; &amp; DEC2HEX([.D200];2)" office:value-type="string" office:string-value="0x16" calcext:value-type="string">
            <text:p>0x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00] &amp; &quot;, &quot; &amp; [.E200] &amp; &quot;, &quot; &amp; [.J200] &amp; &quot;, &quot; &amp; [.K200] &amp; &quot;}, &quot;" office:value-type="string" office:string-value="{0x05, 0x16, true, true}, " calcext:value-type="string">
            <text:p>{0x05, 0x16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E11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0x&quot; &amp; DEC2HEX([.B201];2)" office:value-type="string" office:string-value="0x05" calcext:value-type="string">
            <text:p>0x05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formula="of:=&quot;0x&quot; &amp; DEC2HEX([.D201];2)" office:value-type="string" office:string-value="0x18" calcext:value-type="string">
            <text:p>0x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01] &amp; &quot;, &quot; &amp; [.E201] &amp; &quot;, &quot; &amp; [.J201] &amp; &quot;, &quot; &amp; [.K201] &amp; &quot;}, &quot;" office:value-type="string" office:string-value="{0x05, 0x18, true, true}, " calcext:value-type="string">
            <text:p>{0x05, 0x18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E12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0x&quot; &amp; DEC2HEX([.B202];2)" office:value-type="string" office:string-value="0x05" calcext:value-type="string">
            <text:p>0x05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formula="of:=&quot;0x&quot; &amp; DEC2HEX([.D202];2)" office:value-type="string" office:string-value="0x1A" calcext:value-type="string">
            <text:p>0x1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02] &amp; &quot;, &quot; &amp; [.E202] &amp; &quot;, &quot; &amp; [.J202] &amp; &quot;, &quot; &amp; [.K202] &amp; &quot;}, &quot;" office:value-type="string" office:string-value="{0x05, 0x1A, true, true}, " calcext:value-type="string">
            <text:p>{0x05, 0x1A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E13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0x&quot; &amp; DEC2HEX([.B203];2)" office:value-type="string" office:string-value="0x05" calcext:value-type="string">
            <text:p>0x05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formula="of:=&quot;0x&quot; &amp; DEC2HEX([.D203];2)" office:value-type="string" office:string-value="0x1C" calcext:value-type="string">
            <text:p>0x1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03] &amp; &quot;, &quot; &amp; [.E203] &amp; &quot;, &quot; &amp; [.J203] &amp; &quot;, &quot; &amp; [.K203] &amp; &quot;}, &quot;" office:value-type="string" office:string-value="{0x05, 0x1C, true, true}, " calcext:value-type="string">
            <text:p>{0x05, 0x1C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E14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0x&quot; &amp; DEC2HEX([.B204];2)" office:value-type="string" office:string-value="0x05" calcext:value-type="string">
            <text:p>0x05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formula="of:=&quot;0x&quot; &amp; DEC2HEX([.D204];2)" office:value-type="string" office:string-value="0x1E" calcext:value-type="string">
            <text:p>0x1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04] &amp; &quot;, &quot; &amp; [.E204] &amp; &quot;, &quot; &amp; [.J204] &amp; &quot;, &quot; &amp; [.K204] &amp; &quot;}, &quot;" office:value-type="string" office:string-value="{0x05, 0x1E, true, true}, " calcext:value-type="string">
            <text:p>{0x05, 0x1E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E15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0x&quot; &amp; DEC2HEX([.B205];2)" office:value-type="string" office:string-value="0x05" calcext:value-type="string">
            <text:p>0x05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formula="of:=&quot;0x&quot; &amp; DEC2HEX([.D205];2)" office:value-type="string" office:string-value="0x20" calcext:value-type="string">
            <text:p>0x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05] &amp; &quot;, &quot; &amp; [.E205] &amp; &quot;, &quot; &amp; [.J205] &amp; &quot;, &quot; &amp; [.K205] &amp; &quot;}, &quot;" office:value-type="string" office:string-value="{0x05, 0x20, true, true}, " calcext:value-type="string">
            <text:p>{0x05, 0x20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E16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0x&quot; &amp; DEC2HEX([.B206];2)" office:value-type="string" office:string-value="0x05" calcext:value-type="string">
            <text:p>0x05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formula="of:=&quot;0x&quot; &amp; DEC2HEX([.D206];2)" office:value-type="string" office:string-value="0x22" calcext:value-type="string">
            <text:p>0x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06] &amp; &quot;, &quot; &amp; [.E206] &amp; &quot;, &quot; &amp; [.J206] &amp; &quot;, &quot; &amp; [.K206] &amp; &quot;}, &quot;" office:value-type="string" office:string-value="{0x05, 0x22, true, true}, " calcext:value-type="string">
            <text:p>{0x05, 0x22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E17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0x&quot; &amp; DEC2HEX([.B207];2)" office:value-type="string" office:string-value="0x05" calcext:value-type="string">
            <text:p>0x05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formula="of:=&quot;0x&quot; &amp; DEC2HEX([.D207];2)" office:value-type="string" office:string-value="0x24" calcext:value-type="string">
            <text:p>0x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07] &amp; &quot;, &quot; &amp; [.E207] &amp; &quot;, &quot; &amp; [.J207] &amp; &quot;, &quot; &amp; [.K207] &amp; &quot;}, &quot;" office:value-type="string" office:string-value="{0x05, 0x24, true, true}, " calcext:value-type="string">
            <text:p>{0x05, 0x24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E18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0x&quot; &amp; DEC2HEX([.B208];2)" office:value-type="string" office:string-value="0x05" calcext:value-type="string">
            <text:p>0x05</text:p>
          </table:table-cell>
          <table:table-cell table:style-name="ce1" office:value-type="float" office:value="38" calcext:value-type="float">
            <text:p>38</text:p>
          </table:table-cell>
          <table:table-cell table:style-name="ce1" table:formula="of:=&quot;0x&quot; &amp; DEC2HEX([.D208];2)" office:value-type="string" office:string-value="0x26" calcext:value-type="string">
            <text:p>0x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08] &amp; &quot;, &quot; &amp; [.E208] &amp; &quot;, &quot; &amp; [.J208] &amp; &quot;, &quot; &amp; [.K208] &amp; &quot;}, &quot;" office:value-type="string" office:string-value="{0x05, 0x26, true, true}, " calcext:value-type="string">
            <text:p>{0x05, 0x26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E19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0x&quot; &amp; DEC2HEX([.B209];2)" office:value-type="string" office:string-value="0x05" calcext:value-type="string">
            <text:p>0x05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formula="of:=&quot;0x&quot; &amp; DEC2HEX([.D209];2)" office:value-type="string" office:string-value="0x28" calcext:value-type="string">
            <text:p>0x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09] &amp; &quot;, &quot; &amp; [.E209] &amp; &quot;, &quot; &amp; [.J209] &amp; &quot;, &quot; &amp; [.K209] &amp; &quot;}, &quot;" office:value-type="string" office:string-value="{0x05, 0x28, true, true}, " calcext:value-type="string">
            <text:p>{0x05, 0x28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E20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0x&quot; &amp; DEC2HEX([.B210];2)" office:value-type="string" office:string-value="0x05" calcext:value-type="string">
            <text:p>0x05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formula="of:=&quot;0x&quot; &amp; DEC2HEX([.D210];2)" office:value-type="string" office:string-value="0x2A" calcext:value-type="string">
            <text:p>0x2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10] &amp; &quot;, &quot; &amp; [.E210] &amp; &quot;, &quot; &amp; [.J210] &amp; &quot;, &quot; &amp; [.K210] &amp; &quot;}, &quot;" office:value-type="string" office:string-value="{0x05, 0x2A, true, true}, " calcext:value-type="string">
            <text:p>{0x05, 0x2A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E21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0x&quot; &amp; DEC2HEX([.B211];2)" office:value-type="string" office:string-value="0x05" calcext:value-type="string">
            <text:p>0x05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formula="of:=&quot;0x&quot; &amp; DEC2HEX([.D211];2)" office:value-type="string" office:string-value="0x2C" calcext:value-type="string">
            <text:p>0x2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11] &amp; &quot;, &quot; &amp; [.E211] &amp; &quot;, &quot; &amp; [.J211] &amp; &quot;, &quot; &amp; [.K211] &amp; &quot;}, &quot;" office:value-type="string" office:string-value="{0x05, 0x2C, true, true}, " calcext:value-type="string">
            <text:p>{0x05, 0x2C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E22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0x&quot; &amp; DEC2HEX([.B212];2)" office:value-type="string" office:string-value="0x05" calcext:value-type="string">
            <text:p>0x05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formula="of:=&quot;0x&quot; &amp; DEC2HEX([.D212];2)" office:value-type="string" office:string-value="0x2E" calcext:value-type="string">
            <text:p>0x2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12] &amp; &quot;, &quot; &amp; [.E212] &amp; &quot;, &quot; &amp; [.J212] &amp; &quot;, &quot; &amp; [.K212] &amp; &quot;}, &quot;" office:value-type="string" office:string-value="{0x05, 0x2E, true, true}, " calcext:value-type="string">
            <text:p>{0x05, 0x2E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E23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0x&quot; &amp; DEC2HEX([.B213];2)" office:value-type="string" office:string-value="0x05" calcext:value-type="string">
            <text:p>0x05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formula="of:=&quot;0x&quot; &amp; DEC2HEX([.D213];2)" office:value-type="string" office:string-value="0x30" calcext:value-type="string">
            <text:p>0x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13] &amp; &quot;, &quot; &amp; [.E213] &amp; &quot;, &quot; &amp; [.J213] &amp; &quot;, &quot; &amp; [.K213] &amp; &quot;}, &quot;" office:value-type="string" office:string-value="{0x05, 0x30, true, true}, " calcext:value-type="string">
            <text:p>{0x05, 0x30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E24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0x&quot; &amp; DEC2HEX([.B214];2)" office:value-type="string" office:string-value="0x05" calcext:value-type="string">
            <text:p>0x05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formula="of:=&quot;0x&quot; &amp; DEC2HEX([.D214];2)" office:value-type="string" office:string-value="0x32" calcext:value-type="string">
            <text:p>0x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14] &amp; &quot;, &quot; &amp; [.E214] &amp; &quot;, &quot; &amp; [.J214] &amp; &quot;, &quot; &amp; [.K214] &amp; &quot;}, &quot;" office:value-type="string" office:string-value="{0x05, 0x32, true, true}, " calcext:value-type="string">
            <text:p>{0x05, 0x32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E25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0x&quot; &amp; DEC2HEX([.B215];2)" office:value-type="string" office:string-value="0x05" calcext:value-type="string">
            <text:p>0x05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formula="of:=&quot;0x&quot; &amp; DEC2HEX([.D215];2)" office:value-type="string" office:string-value="0x34" calcext:value-type="string">
            <text:p>0x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15] &amp; &quot;, &quot; &amp; [.E215] &amp; &quot;, &quot; &amp; [.J215] &amp; &quot;, &quot; &amp; [.K215] &amp; &quot;}, &quot;" office:value-type="string" office:string-value="{0x05, 0x34, true, true}, " calcext:value-type="string">
            <text:p>{0x05, 0x34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E26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0x&quot; &amp; DEC2HEX([.B216];2)" office:value-type="string" office:string-value="0x05" calcext:value-type="string">
            <text:p>0x05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formula="of:=&quot;0x&quot; &amp; DEC2HEX([.D216];2)" office:value-type="string" office:string-value="0x36" calcext:value-type="string">
            <text:p>0x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16] &amp; &quot;, &quot; &amp; [.E216] &amp; &quot;, &quot; &amp; [.J216] &amp; &quot;, &quot; &amp; [.K216] &amp; &quot;}, &quot;" office:value-type="string" office:string-value="{0x05, 0x36, true, true}, " calcext:value-type="string">
            <text:p>{0x05, 0x36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E27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0x&quot; &amp; DEC2HEX([.B217];2)" office:value-type="string" office:string-value="0x05" calcext:value-type="string">
            <text:p>0x05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formula="of:=&quot;0x&quot; &amp; DEC2HEX([.D217];2)" office:value-type="string" office:string-value="0x38" calcext:value-type="string">
            <text:p>0x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17] &amp; &quot;, &quot; &amp; [.E217] &amp; &quot;, &quot; &amp; [.J217] &amp; &quot;, &quot; &amp; [.K217] &amp; &quot;}, &quot;" office:value-type="string" office:string-value="{0x05, 0x38, true, true}, " calcext:value-type="string">
            <text:p>{0x05, 0x38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E28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0x&quot; &amp; DEC2HEX([.B218];2)" office:value-type="string" office:string-value="0x05" calcext:value-type="string">
            <text:p>0x05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formula="of:=&quot;0x&quot; &amp; DEC2HEX([.D218];2)" office:value-type="string" office:string-value="0x3A" calcext:value-type="string">
            <text:p>0x3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18] &amp; &quot;, &quot; &amp; [.E218] &amp; &quot;, &quot; &amp; [.J218] &amp; &quot;, &quot; &amp; [.K218] &amp; &quot;}, &quot;" office:value-type="string" office:string-value="{0x05, 0x3A, true, true}, " calcext:value-type="string">
            <text:p>{0x05, 0x3A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E29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0x&quot; &amp; DEC2HEX([.B219];2)" office:value-type="string" office:string-value="0x05" calcext:value-type="string">
            <text:p>0x05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formula="of:=&quot;0x&quot; &amp; DEC2HEX([.D219];2)" office:value-type="string" office:string-value="0x3C" calcext:value-type="string">
            <text:p>0x3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19] &amp; &quot;, &quot; &amp; [.E219] &amp; &quot;, &quot; &amp; [.J219] &amp; &quot;, &quot; &amp; [.K219] &amp; &quot;}, &quot;" office:value-type="string" office:string-value="{0x05, 0x3C, true, true}, " calcext:value-type="string">
            <text:p>{0x05, 0x3C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E30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0x&quot; &amp; DEC2HEX([.B220];2)" office:value-type="string" office:string-value="0x05" calcext:value-type="string">
            <text:p>0x05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formula="of:=&quot;0x&quot; &amp; DEC2HEX([.D220];2)" office:value-type="string" office:string-value="0x3E" calcext:value-type="string">
            <text:p>0x3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20] &amp; &quot;, &quot; &amp; [.E220] &amp; &quot;, &quot; &amp; [.J220] &amp; &quot;, &quot; &amp; [.K220] &amp; &quot;}, &quot;" office:value-type="string" office:string-value="{0x05, 0x3E, true, true}, " calcext:value-type="string">
            <text:p>{0x05, 0x3E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E31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0x&quot; &amp; DEC2HEX([.B221];2)" office:value-type="string" office:string-value="0x05" calcext:value-type="string">
            <text:p>0x05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formula="of:=&quot;0x&quot; &amp; DEC2HEX([.D221];2)" office:value-type="string" office:string-value="0x40" calcext:value-type="string">
            <text:p>0x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21] &amp; &quot;, &quot; &amp; [.E221] &amp; &quot;, &quot; &amp; [.J221] &amp; &quot;, &quot; &amp; [.K221] &amp; &quot;} };&quot;" office:value-type="string" office:string-value="{0x05, 0x40, true, true} };" calcext:value-type="string">
            <text:p>{0x05, 0x40, true, true} };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F0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B222];2)" office:value-type="string" office:string-value="0x06" calcext:value-type="string">
            <text:p>0x0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0x&quot; &amp; DEC2HEX([.D222];2)" office:value-type="string" office:string-value="0x02" calcext:value-type="string">
            <text:p>0x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const std::vector&lt;SpiCommand&gt; FIR_COEFFS_F = { {&quot; &amp; [.C222] &amp; &quot;, &quot; &amp; [.E222] &amp; &quot;, &quot; &amp; [.J222] &amp; &quot;, &quot; &amp; [.K222] &amp; &quot;}, &quot;" office:value-type="string" office:string-value="const std::vector&lt;SpiCommand&gt; FIR_COEFFS_F = { {0x06, 0x02, true, true}, " calcext:value-type="string">
            <text:p>const std::vector&lt;SpiCommand&gt; FIR_COEFFS_F = { {0x06, 0x02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F01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B223];2)" office:value-type="string" office:string-value="0x06" calcext:value-type="string">
            <text:p>0x0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0x&quot; &amp; DEC2HEX([.D223];2)" office:value-type="string" office:string-value="0x04" calcext:value-type="string">
            <text:p>0x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23] &amp; &quot;, &quot; &amp; [.E223] &amp; &quot;, &quot; &amp; [.J223] &amp; &quot;, &quot; &amp; [.K223] &amp; &quot;}, &quot;" office:value-type="string" office:string-value="{0x06, 0x04, true, true}, " calcext:value-type="string">
            <text:p>{0x06, 0x04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F02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B224];2)" office:value-type="string" office:string-value="0x06" calcext:value-type="string">
            <text:p>0x06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D224];2)" office:value-type="string" office:string-value="0x06" calcext:value-type="string">
            <text:p>0x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24] &amp; &quot;, &quot; &amp; [.E224] &amp; &quot;, &quot; &amp; [.J224] &amp; &quot;, &quot; &amp; [.K224] &amp; &quot;}, &quot;" office:value-type="string" office:string-value="{0x06, 0x06, true, true}, " calcext:value-type="string">
            <text:p>{0x06, 0x06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F0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B225];2)" office:value-type="string" office:string-value="0x06" calcext:value-type="string">
            <text:p>0x06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&quot;0x&quot; &amp; DEC2HEX([.D225];2)" office:value-type="string" office:string-value="0x08" calcext:value-type="string">
            <text:p>0x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25] &amp; &quot;, &quot; &amp; [.E225] &amp; &quot;, &quot; &amp; [.J225] &amp; &quot;, &quot; &amp; [.K225] &amp; &quot;}, &quot;" office:value-type="string" office:string-value="{0x06, 0x08, true, true}, " calcext:value-type="string">
            <text:p>{0x06, 0x08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F04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B226];2)" office:value-type="string" office:string-value="0x06" calcext:value-type="string">
            <text:p>0x06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&quot;0x&quot; &amp; DEC2HEX([.D226];2)" office:value-type="string" office:string-value="0x0A" calcext:value-type="string">
            <text:p>0x0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26] &amp; &quot;, &quot; &amp; [.E226] &amp; &quot;, &quot; &amp; [.J226] &amp; &quot;, &quot; &amp; [.K226] &amp; &quot;}, &quot;" office:value-type="string" office:string-value="{0x06, 0x0A, true, true}, " calcext:value-type="string">
            <text:p>{0x06, 0x0A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F05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B227];2)" office:value-type="string" office:string-value="0x06" calcext:value-type="string">
            <text:p>0x06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&quot;0x&quot; &amp; DEC2HEX([.D227];2)" office:value-type="string" office:string-value="0x0C" calcext:value-type="string">
            <text:p>0x0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27] &amp; &quot;, &quot; &amp; [.E227] &amp; &quot;, &quot; &amp; [.J227] &amp; &quot;, &quot; &amp; [.K227] &amp; &quot;}, &quot;" office:value-type="string" office:string-value="{0x06, 0x0C, true, true}, " calcext:value-type="string">
            <text:p>{0x06, 0x0C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F06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B228];2)" office:value-type="string" office:string-value="0x06" calcext:value-type="string">
            <text:p>0x06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&quot;0x&quot; &amp; DEC2HEX([.D228];2)" office:value-type="string" office:string-value="0x0E" calcext:value-type="string">
            <text:p>0x0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28] &amp; &quot;, &quot; &amp; [.E228] &amp; &quot;, &quot; &amp; [.J228] &amp; &quot;, &quot; &amp; [.K228] &amp; &quot;}, &quot;" office:value-type="string" office:string-value="{0x06, 0x0E, true, true}, " calcext:value-type="string">
            <text:p>{0x06, 0x0E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F07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B229];2)" office:value-type="string" office:string-value="0x06" calcext:value-type="string">
            <text:p>0x06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&quot;0x&quot; &amp; DEC2HEX([.D229];2)" office:value-type="string" office:string-value="0x10" calcext:value-type="string">
            <text:p>0x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29] &amp; &quot;, &quot; &amp; [.E229] &amp; &quot;, &quot; &amp; [.J229] &amp; &quot;, &quot; &amp; [.K229] &amp; &quot;}, &quot;" office:value-type="string" office:string-value="{0x06, 0x10, true, true}, " calcext:value-type="string">
            <text:p>{0x06, 0x10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F08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B230];2)" office:value-type="string" office:string-value="0x06" calcext:value-type="string">
            <text:p>0x06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&quot;0x&quot; &amp; DEC2HEX([.D230];2)" office:value-type="string" office:string-value="0x12" calcext:value-type="string">
            <text:p>0x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30] &amp; &quot;, &quot; &amp; [.E230] &amp; &quot;, &quot; &amp; [.J230] &amp; &quot;, &quot; &amp; [.K230] &amp; &quot;}, &quot;" office:value-type="string" office:string-value="{0x06, 0x12, true, true}, " calcext:value-type="string">
            <text:p>{0x06, 0x12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F09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B231];2)" office:value-type="string" office:string-value="0x06" calcext:value-type="string">
            <text:p>0x06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&quot;0x&quot; &amp; DEC2HEX([.D231];2)" office:value-type="string" office:string-value="0x14" calcext:value-type="string">
            <text:p>0x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31] &amp; &quot;, &quot; &amp; [.E231] &amp; &quot;, &quot; &amp; [.J231] &amp; &quot;, &quot; &amp; [.K231] &amp; &quot;}, &quot;" office:value-type="string" office:string-value="{0x06, 0x14, true, true}, " calcext:value-type="string">
            <text:p>{0x06, 0x14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F1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B232];2)" office:value-type="string" office:string-value="0x06" calcext:value-type="string">
            <text:p>0x06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&quot;0x&quot; &amp; DEC2HEX([.D232];2)" office:value-type="string" office:string-value="0x16" calcext:value-type="string">
            <text:p>0x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32] &amp; &quot;, &quot; &amp; [.E232] &amp; &quot;, &quot; &amp; [.J232] &amp; &quot;, &quot; &amp; [.K232] &amp; &quot;}, &quot;" office:value-type="string" office:string-value="{0x06, 0x16, true, true}, " calcext:value-type="string">
            <text:p>{0x06, 0x16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F11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B233];2)" office:value-type="string" office:string-value="0x06" calcext:value-type="string">
            <text:p>0x06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formula="of:=&quot;0x&quot; &amp; DEC2HEX([.D233];2)" office:value-type="string" office:string-value="0x18" calcext:value-type="string">
            <text:p>0x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33] &amp; &quot;, &quot; &amp; [.E233] &amp; &quot;, &quot; &amp; [.J233] &amp; &quot;, &quot; &amp; [.K233] &amp; &quot;}, &quot;" office:value-type="string" office:string-value="{0x06, 0x18, true, true}, " calcext:value-type="string">
            <text:p>{0x06, 0x18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F12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B234];2)" office:value-type="string" office:string-value="0x06" calcext:value-type="string">
            <text:p>0x06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formula="of:=&quot;0x&quot; &amp; DEC2HEX([.D234];2)" office:value-type="string" office:string-value="0x1A" calcext:value-type="string">
            <text:p>0x1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34] &amp; &quot;, &quot; &amp; [.E234] &amp; &quot;, &quot; &amp; [.J234] &amp; &quot;, &quot; &amp; [.K234] &amp; &quot;}, &quot;" office:value-type="string" office:string-value="{0x06, 0x1A, true, true}, " calcext:value-type="string">
            <text:p>{0x06, 0x1A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F1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B235];2)" office:value-type="string" office:string-value="0x06" calcext:value-type="string">
            <text:p>0x06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formula="of:=&quot;0x&quot; &amp; DEC2HEX([.D235];2)" office:value-type="string" office:string-value="0x1C" calcext:value-type="string">
            <text:p>0x1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35] &amp; &quot;, &quot; &amp; [.E235] &amp; &quot;, &quot; &amp; [.J235] &amp; &quot;, &quot; &amp; [.K235] &amp; &quot;}, &quot;" office:value-type="string" office:string-value="{0x06, 0x1C, true, true}, " calcext:value-type="string">
            <text:p>{0x06, 0x1C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F14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B236];2)" office:value-type="string" office:string-value="0x06" calcext:value-type="string">
            <text:p>0x06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formula="of:=&quot;0x&quot; &amp; DEC2HEX([.D236];2)" office:value-type="string" office:string-value="0x1E" calcext:value-type="string">
            <text:p>0x1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36] &amp; &quot;, &quot; &amp; [.E236] &amp; &quot;, &quot; &amp; [.J236] &amp; &quot;, &quot; &amp; [.K236] &amp; &quot;}, &quot;" office:value-type="string" office:string-value="{0x06, 0x1E, true, true}, " calcext:value-type="string">
            <text:p>{0x06, 0x1E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F15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B237];2)" office:value-type="string" office:string-value="0x06" calcext:value-type="string">
            <text:p>0x06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formula="of:=&quot;0x&quot; &amp; DEC2HEX([.D237];2)" office:value-type="string" office:string-value="0x20" calcext:value-type="string">
            <text:p>0x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37] &amp; &quot;, &quot; &amp; [.E237] &amp; &quot;, &quot; &amp; [.J237] &amp; &quot;, &quot; &amp; [.K237] &amp; &quot;}, &quot;" office:value-type="string" office:string-value="{0x06, 0x20, true, true}, " calcext:value-type="string">
            <text:p>{0x06, 0x20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F16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B238];2)" office:value-type="string" office:string-value="0x06" calcext:value-type="string">
            <text:p>0x06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formula="of:=&quot;0x&quot; &amp; DEC2HEX([.D238];2)" office:value-type="string" office:string-value="0x22" calcext:value-type="string">
            <text:p>0x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38] &amp; &quot;, &quot; &amp; [.E238] &amp; &quot;, &quot; &amp; [.J238] &amp; &quot;, &quot; &amp; [.K238] &amp; &quot;}, &quot;" office:value-type="string" office:string-value="{0x06, 0x22, true, true}, " calcext:value-type="string">
            <text:p>{0x06, 0x22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F17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B239];2)" office:value-type="string" office:string-value="0x06" calcext:value-type="string">
            <text:p>0x06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formula="of:=&quot;0x&quot; &amp; DEC2HEX([.D239];2)" office:value-type="string" office:string-value="0x24" calcext:value-type="string">
            <text:p>0x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39] &amp; &quot;, &quot; &amp; [.E239] &amp; &quot;, &quot; &amp; [.J239] &amp; &quot;, &quot; &amp; [.K239] &amp; &quot;}, &quot;" office:value-type="string" office:string-value="{0x06, 0x24, true, true}, " calcext:value-type="string">
            <text:p>{0x06, 0x24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F18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B240];2)" office:value-type="string" office:string-value="0x06" calcext:value-type="string">
            <text:p>0x06</text:p>
          </table:table-cell>
          <table:table-cell table:style-name="ce1" office:value-type="float" office:value="38" calcext:value-type="float">
            <text:p>38</text:p>
          </table:table-cell>
          <table:table-cell table:style-name="ce1" table:formula="of:=&quot;0x&quot; &amp; DEC2HEX([.D240];2)" office:value-type="string" office:string-value="0x26" calcext:value-type="string">
            <text:p>0x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40] &amp; &quot;, &quot; &amp; [.E240] &amp; &quot;, &quot; &amp; [.J240] &amp; &quot;, &quot; &amp; [.K240] &amp; &quot;}, &quot;" office:value-type="string" office:string-value="{0x06, 0x26, true, true}, " calcext:value-type="string">
            <text:p>{0x06, 0x26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F19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B241];2)" office:value-type="string" office:string-value="0x06" calcext:value-type="string">
            <text:p>0x06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formula="of:=&quot;0x&quot; &amp; DEC2HEX([.D241];2)" office:value-type="string" office:string-value="0x28" calcext:value-type="string">
            <text:p>0x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41] &amp; &quot;, &quot; &amp; [.E241] &amp; &quot;, &quot; &amp; [.J241] &amp; &quot;, &quot; &amp; [.K241] &amp; &quot;}, &quot;" office:value-type="string" office:string-value="{0x06, 0x28, true, true}, " calcext:value-type="string">
            <text:p>{0x06, 0x28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F2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B242];2)" office:value-type="string" office:string-value="0x06" calcext:value-type="string">
            <text:p>0x06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formula="of:=&quot;0x&quot; &amp; DEC2HEX([.D242];2)" office:value-type="string" office:string-value="0x2A" calcext:value-type="string">
            <text:p>0x2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42] &amp; &quot;, &quot; &amp; [.E242] &amp; &quot;, &quot; &amp; [.J242] &amp; &quot;, &quot; &amp; [.K242] &amp; &quot;}, &quot;" office:value-type="string" office:string-value="{0x06, 0x2A, true, true}, " calcext:value-type="string">
            <text:p>{0x06, 0x2A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F21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B243];2)" office:value-type="string" office:string-value="0x06" calcext:value-type="string">
            <text:p>0x06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formula="of:=&quot;0x&quot; &amp; DEC2HEX([.D243];2)" office:value-type="string" office:string-value="0x2C" calcext:value-type="string">
            <text:p>0x2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43] &amp; &quot;, &quot; &amp; [.E243] &amp; &quot;, &quot; &amp; [.J243] &amp; &quot;, &quot; &amp; [.K243] &amp; &quot;}, &quot;" office:value-type="string" office:string-value="{0x06, 0x2C, true, true}, " calcext:value-type="string">
            <text:p>{0x06, 0x2C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F22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B244];2)" office:value-type="string" office:string-value="0x06" calcext:value-type="string">
            <text:p>0x06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formula="of:=&quot;0x&quot; &amp; DEC2HEX([.D244];2)" office:value-type="string" office:string-value="0x2E" calcext:value-type="string">
            <text:p>0x2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44] &amp; &quot;, &quot; &amp; [.E244] &amp; &quot;, &quot; &amp; [.J244] &amp; &quot;, &quot; &amp; [.K244] &amp; &quot;}, &quot;" office:value-type="string" office:string-value="{0x06, 0x2E, true, true}, " calcext:value-type="string">
            <text:p>{0x06, 0x2E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F2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B245];2)" office:value-type="string" office:string-value="0x06" calcext:value-type="string">
            <text:p>0x06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formula="of:=&quot;0x&quot; &amp; DEC2HEX([.D245];2)" office:value-type="string" office:string-value="0x30" calcext:value-type="string">
            <text:p>0x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45] &amp; &quot;, &quot; &amp; [.E245] &amp; &quot;, &quot; &amp; [.J245] &amp; &quot;, &quot; &amp; [.K245] &amp; &quot;}, &quot;" office:value-type="string" office:string-value="{0x06, 0x30, true, true}, " calcext:value-type="string">
            <text:p>{0x06, 0x30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F24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B246];2)" office:value-type="string" office:string-value="0x06" calcext:value-type="string">
            <text:p>0x06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formula="of:=&quot;0x&quot; &amp; DEC2HEX([.D246];2)" office:value-type="string" office:string-value="0x32" calcext:value-type="string">
            <text:p>0x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46] &amp; &quot;, &quot; &amp; [.E246] &amp; &quot;, &quot; &amp; [.J246] &amp; &quot;, &quot; &amp; [.K246] &amp; &quot;}, &quot;" office:value-type="string" office:string-value="{0x06, 0x32, true, true}, " calcext:value-type="string">
            <text:p>{0x06, 0x32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F25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B247];2)" office:value-type="string" office:string-value="0x06" calcext:value-type="string">
            <text:p>0x06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formula="of:=&quot;0x&quot; &amp; DEC2HEX([.D247];2)" office:value-type="string" office:string-value="0x34" calcext:value-type="string">
            <text:p>0x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47] &amp; &quot;, &quot; &amp; [.E247] &amp; &quot;, &quot; &amp; [.J247] &amp; &quot;, &quot; &amp; [.K247] &amp; &quot;}, &quot;" office:value-type="string" office:string-value="{0x06, 0x34, true, true}, " calcext:value-type="string">
            <text:p>{0x06, 0x34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F26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B248];2)" office:value-type="string" office:string-value="0x06" calcext:value-type="string">
            <text:p>0x06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formula="of:=&quot;0x&quot; &amp; DEC2HEX([.D248];2)" office:value-type="string" office:string-value="0x36" calcext:value-type="string">
            <text:p>0x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48] &amp; &quot;, &quot; &amp; [.E248] &amp; &quot;, &quot; &amp; [.J248] &amp; &quot;, &quot; &amp; [.K248] &amp; &quot;}, &quot;" office:value-type="string" office:string-value="{0x06, 0x36, true, true}, " calcext:value-type="string">
            <text:p>{0x06, 0x36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F27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B249];2)" office:value-type="string" office:string-value="0x06" calcext:value-type="string">
            <text:p>0x06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formula="of:=&quot;0x&quot; &amp; DEC2HEX([.D249];2)" office:value-type="string" office:string-value="0x38" calcext:value-type="string">
            <text:p>0x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49] &amp; &quot;, &quot; &amp; [.E249] &amp; &quot;, &quot; &amp; [.J249] &amp; &quot;, &quot; &amp; [.K249] &amp; &quot;}, &quot;" office:value-type="string" office:string-value="{0x06, 0x38, true, true}, " calcext:value-type="string">
            <text:p>{0x06, 0x38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F28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B250];2)" office:value-type="string" office:string-value="0x06" calcext:value-type="string">
            <text:p>0x06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formula="of:=&quot;0x&quot; &amp; DEC2HEX([.D250];2)" office:value-type="string" office:string-value="0x3A" calcext:value-type="string">
            <text:p>0x3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50] &amp; &quot;, &quot; &amp; [.E250] &amp; &quot;, &quot; &amp; [.J250] &amp; &quot;, &quot; &amp; [.K250] &amp; &quot;}, &quot;" office:value-type="string" office:string-value="{0x06, 0x3A, true, true}, " calcext:value-type="string">
            <text:p>{0x06, 0x3A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F29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B251];2)" office:value-type="string" office:string-value="0x06" calcext:value-type="string">
            <text:p>0x06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formula="of:=&quot;0x&quot; &amp; DEC2HEX([.D251];2)" office:value-type="string" office:string-value="0x3C" calcext:value-type="string">
            <text:p>0x3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51] &amp; &quot;, &quot; &amp; [.E251] &amp; &quot;, &quot; &amp; [.J251] &amp; &quot;, &quot; &amp; [.K251] &amp; &quot;}, &quot;" office:value-type="string" office:string-value="{0x06, 0x3C, true, true}, " calcext:value-type="string">
            <text:p>{0x06, 0x3C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F3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B252];2)" office:value-type="string" office:string-value="0x06" calcext:value-type="string">
            <text:p>0x06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formula="of:=&quot;0x&quot; &amp; DEC2HEX([.D252];2)" office:value-type="string" office:string-value="0x3E" calcext:value-type="string">
            <text:p>0x3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52] &amp; &quot;, &quot; &amp; [.E252] &amp; &quot;, &quot; &amp; [.J252] &amp; &quot;, &quot; &amp; [.K252] &amp; &quot;}, &quot;" office:value-type="string" office:string-value="{0x06, 0x3E, true, true}, " calcext:value-type="string">
            <text:p>{0x06, 0x3E, true, true}, 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R_COEF_F31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0x&quot; &amp; DEC2HEX([.B253];2)" office:value-type="string" office:string-value="0x06" calcext:value-type="string">
            <text:p>0x06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formula="of:=&quot;0x&quot; &amp; DEC2HEX([.D253];2)" office:value-type="string" office:string-value="0x40" calcext:value-type="string">
            <text:p>0x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formula="of:=&quot;{&quot; &amp; [.C253] &amp; &quot;, &quot; &amp; [.E253] &amp; &quot;, &quot; &amp; [.J253] &amp; &quot;, &quot; &amp; [.K253] &amp; &quot;} };&quot;" office:value-type="string" office:string-value="{0x06, 0x40, true, true} };" calcext:value-type="string">
            <text:p>{0x06, 0x40, true, true} };</text:p>
          </table:table-cell>
          <table:table-cell table:number-columns-repeated="1010"/>
        </table:table-row>
        <table:table-row table:style-name="ro1" table:number-rows-repeated="732">
          <table:table-cell table:number-columns-repeated="9"/>
          <table:table-cell table:style-name="ce3" table:number-columns-repeated="3"/>
          <table:table-cell table:number-columns-repeated="1012"/>
        </table:table-row>
        <table:table-row table:style-name="ro2" table:number-rows-repeated="104759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ADcmXLx021_Regmap.$A$1" table:cell-range-address="$ADcmXLx021_Regmap.$A$1:.$M$253"/>
        </table:named-expressions>
      </table:table>
      <table:table table:name="Sheet1" table:style-name="ta2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REV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1" office:value-type="string" calcext:value-type="string">
            <text:p>none</text:p>
          </table:table-cell>
          <table:table-cell table:number-columns-repeated="1013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DcmXLx021_Regmap.A1:ADcmXLx021_Regmap.M25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DcmXLx021_5f_Regmap" style:display-name="PageStyle_ADcmXLx021_Regm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583" meta:object-count="0"/>
    <meta:generator>LibreOfficeDev/6.0.5.2$Linux_X86_64 LibreOffice_project/</meta:generator>
  </office:meta>
</office:document-meta>
</file>